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1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table:number-columns-repeated="3"/>
          <table:table-cell table:style-name="ce4" office:value-type="string">
            <text:p>CSC 5 Retirement Calculator</text:p>
          </table:table-cell>
          <table:table-cell table:style-name="ce1" table:number-columns-repeated="1020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vestment Rate – Municipal Bond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table:formula="of:=[.D6]/[.D7]" office:value-type="currency" office:currency="USD" office:value="2000000">
            <text:p>$2,000,000.00</text:p>
          </table:table-cell>
          <table:table-cell table:style-name="ce1" office:value-type="string">
            <text:p><text:s/>= Calculate Required Savings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1">
            <text:p>10.00%</text:p>
          </table:table-cell>
          <table:table-cell table:style-name="ce1" office:value-type="string">
            <text:p><text:s/>= Deposit %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Beginning of Yr</text:p>
          </table:table-cell>
          <table:table-cell table:number-columns-repeated="2" table:style-name="ce1" office:value-type="string">
            <text:p>End of Yr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Count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7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</table:table>
      <table:table table:name="HomePurchase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Home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350000">
            <text:p>$35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280000">
            <text:p>$280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503.11">
            <text:p>$1,503.11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378]" office:value-type="currency" office:currency="USD" office:value="-7.86947645595251">
            <text:p>-$7.87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1495.24052354405">
            <text:p>$1,495.24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9+[.C11]" office:value-type="currency" office:currency="USD" office:value="541111.730523544">
            <text:p>$541,111.73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611111.730523544">
            <text:p>$611,111.73</text:p>
          </table:table-cell>
          <table:table-cell table:style-name="ce1" office:value-type="string">
            <text:p><text:s/>= Total Paid for the Hom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280000">
            <text:p>$280,000.00</text:p>
          </table:table-cell>
          <table:table-cell table:formula="of:=[.C18]*[.$C$8]/12" office:value-type="currency" office:currency="USD" office:value="1166.66666666667">
            <text:p>$1,166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279663.556666667">
            <text:p>$279,663.56</text:p>
          </table:table-cell>
          <table:table-cell table:formula="of:=[.C19]*[.$C$8]/12" office:value-type="currency" office:currency="USD" office:value="1165.26481944444">
            <text:p>$1,165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279325.711486111">
            <text:p>$279,325.71</text:p>
          </table:table-cell>
          <table:table-cell table:formula="of:=[.C20]*[.$C$8]/12" office:value-type="currency" office:currency="USD" office:value="1163.85713119213">
            <text:p>$1,163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278986.458617303">
            <text:p>$278,986.46</text:p>
          </table:table-cell>
          <table:table-cell table:formula="of:=[.C21]*[.$C$8]/12" office:value-type="currency" office:currency="USD" office:value="1162.4435775721">
            <text:p>$1,162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278645.792194875">
            <text:p>$278,645.79</text:p>
          </table:table-cell>
          <table:table-cell table:formula="of:=[.C22]*[.$C$8]/12" office:value-type="currency" office:currency="USD" office:value="1161.02413414531">
            <text:p>$1,161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278303.706329021">
            <text:p>$278,303.71</text:p>
          </table:table-cell>
          <table:table-cell table:formula="of:=[.C23]*[.$C$8]/12" office:value-type="currency" office:currency="USD" office:value="1159.59877637092">
            <text:p>$1,159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277960.195105392">
            <text:p>$277,960.20</text:p>
          </table:table-cell>
          <table:table-cell table:formula="of:=[.C24]*[.$C$8]/12" office:value-type="currency" office:currency="USD" office:value="1158.1674796058">
            <text:p>$1,158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277615.252584997">
            <text:p>$277,615.25</text:p>
          </table:table-cell>
          <table:table-cell table:formula="of:=[.C25]*[.$C$8]/12" office:value-type="currency" office:currency="USD" office:value="1156.73021910416">
            <text:p>$1,1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277268.872804102">
            <text:p>$277,268.87</text:p>
          </table:table-cell>
          <table:table-cell table:formula="of:=[.C26]*[.$C$8]/12" office:value-type="currency" office:currency="USD" office:value="1155.28697001709">
            <text:p>$1,155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276921.049774119">
            <text:p>$276,921.05</text:p>
          </table:table-cell>
          <table:table-cell table:formula="of:=[.C27]*[.$C$8]/12" office:value-type="currency" office:currency="USD" office:value="1153.83770739216">
            <text:p>$1,153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276571.777481511">
            <text:p>$276,571.78</text:p>
          </table:table-cell>
          <table:table-cell table:formula="of:=[.C28]*[.$C$8]/12" office:value-type="currency" office:currency="USD" office:value="1152.38240617296">
            <text:p>$1,152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276221.049887684">
            <text:p>$276,221.05</text:p>
          </table:table-cell>
          <table:table-cell table:formula="of:=[.C29]*[.$C$8]/12" office:value-type="currency" office:currency="USD" office:value="1150.92104119868">
            <text:p>$1,150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275868.860928883">
            <text:p>$275,868.86</text:p>
          </table:table-cell>
          <table:table-cell table:formula="of:=[.C30]*[.$C$8]/12" office:value-type="currency" office:currency="USD" office:value="1149.45358720368">
            <text:p>$1,149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275515.204516086">
            <text:p>$275,515.20</text:p>
          </table:table-cell>
          <table:table-cell table:formula="of:=[.C31]*[.$C$8]/12" office:value-type="currency" office:currency="USD" office:value="1147.98001881703">
            <text:p>$1,147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275160.074534903">
            <text:p>$275,160.07</text:p>
          </table:table-cell>
          <table:table-cell table:formula="of:=[.C32]*[.$C$8]/12" office:value-type="currency" office:currency="USD" office:value="1146.5003105621">
            <text:p>$1,146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274803.464845465">
            <text:p>$274,803.46</text:p>
          </table:table-cell>
          <table:table-cell table:formula="of:=[.C33]*[.$C$8]/12" office:value-type="currency" office:currency="USD" office:value="1145.01443685611">
            <text:p>$1,145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274445.369282322">
            <text:p>$274,445.37</text:p>
          </table:table-cell>
          <table:table-cell table:formula="of:=[.C34]*[.$C$8]/12" office:value-type="currency" office:currency="USD" office:value="1143.52237200967">
            <text:p>$1,143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274085.781654331">
            <text:p>$274,085.78</text:p>
          </table:table-cell>
          <table:table-cell table:formula="of:=[.C35]*[.$C$8]/12" office:value-type="currency" office:currency="USD" office:value="1142.02409022638">
            <text:p>$1,142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273724.695744558">
            <text:p>$273,724.70</text:p>
          </table:table-cell>
          <table:table-cell table:formula="of:=[.C36]*[.$C$8]/12" office:value-type="currency" office:currency="USD" office:value="1140.51956560232">
            <text:p>$1,140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273362.10531016">
            <text:p>$273,362.11</text:p>
          </table:table-cell>
          <table:table-cell table:formula="of:=[.C37]*[.$C$8]/12" office:value-type="currency" office:currency="USD" office:value="1139.00877212567">
            <text:p>$1,13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272998.004082286">
            <text:p>$272,998.00</text:p>
          </table:table-cell>
          <table:table-cell table:formula="of:=[.C38]*[.$C$8]/12" office:value-type="currency" office:currency="USD" office:value="1137.49168367619">
            <text:p>$1,13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272632.385765962">
            <text:p>$272,632.39</text:p>
          </table:table-cell>
          <table:table-cell table:formula="of:=[.C39]*[.$C$8]/12" office:value-type="currency" office:currency="USD" office:value="1135.96827402484">
            <text:p>$1,135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272265.244039987">
            <text:p>$272,265.24</text:p>
          </table:table-cell>
          <table:table-cell table:formula="of:=[.C40]*[.$C$8]/12" office:value-type="currency" office:currency="USD" office:value="1134.43851683328">
            <text:p>$1,134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271896.57255682">
            <text:p>$271,896.57</text:p>
          </table:table-cell>
          <table:table-cell table:formula="of:=[.C41]*[.$C$8]/12" office:value-type="currency" office:currency="USD" office:value="1132.90238565342">
            <text:p>$1,132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271526.364942473">
            <text:p>$271,526.36</text:p>
          </table:table-cell>
          <table:table-cell table:formula="of:=[.C42]*[.$C$8]/12" office:value-type="currency" office:currency="USD" office:value="1131.35985392697">
            <text:p>$1,131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271154.6147964">
            <text:p>$271,154.61</text:p>
          </table:table-cell>
          <table:table-cell table:formula="of:=[.C43]*[.$C$8]/12" office:value-type="currency" office:currency="USD" office:value="1129.810894985">
            <text:p>$1,129.8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70781.315691385">
            <text:p>$270,781.32</text:p>
          </table:table-cell>
          <table:table-cell table:formula="of:=[.C44]*[.$C$8]/12" office:value-type="currency" office:currency="USD" office:value="1128.25548204744">
            <text:p>$1,128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70406.461173433">
            <text:p>$270,406.46</text:p>
          </table:table-cell>
          <table:table-cell table:formula="of:=[.C45]*[.$C$8]/12" office:value-type="currency" office:currency="USD" office:value="1126.69358822264">
            <text:p>$1,12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270030.044761655">
            <text:p>$270,030.04</text:p>
          </table:table-cell>
          <table:table-cell table:formula="of:=[.C46]*[.$C$8]/12" office:value-type="currency" office:currency="USD" office:value="1125.1251865069">
            <text:p>$1,125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269652.059948162">
            <text:p>$269,652.06</text:p>
          </table:table-cell>
          <table:table-cell table:formula="of:=[.C47]*[.$C$8]/12" office:value-type="currency" office:currency="USD" office:value="1123.55024978401">
            <text:p>$1,12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269272.500197946">
            <text:p>$269,272.50</text:p>
          </table:table-cell>
          <table:table-cell table:formula="of:=[.C48]*[.$C$8]/12" office:value-type="currency" office:currency="USD" office:value="1121.96875082478">
            <text:p>$1,12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268891.358948771">
            <text:p>$268,891.36</text:p>
          </table:table-cell>
          <table:table-cell table:formula="of:=[.C49]*[.$C$8]/12" office:value-type="currency" office:currency="USD" office:value="1120.38066228655">
            <text:p>$1,120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268508.629611058">
            <text:p>$268,508.63</text:p>
          </table:table-cell>
          <table:table-cell table:formula="of:=[.C50]*[.$C$8]/12" office:value-type="currency" office:currency="USD" office:value="1118.78595671274">
            <text:p>$1,118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268124.305567771">
            <text:p>$268,124.31</text:p>
          </table:table-cell>
          <table:table-cell table:formula="of:=[.C51]*[.$C$8]/12" office:value-type="currency" office:currency="USD" office:value="1117.18460653238">
            <text:p>$1,117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267738.380174303">
            <text:p>$267,738.38</text:p>
          </table:table-cell>
          <table:table-cell table:formula="of:=[.C52]*[.$C$8]/12" office:value-type="currency" office:currency="USD" office:value="1115.5765840596">
            <text:p>$1,115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67350.846758363">
            <text:p>$267,350.85</text:p>
          </table:table-cell>
          <table:table-cell table:formula="of:=[.C53]*[.$C$8]/12" office:value-type="currency" office:currency="USD" office:value="1113.96186149318">
            <text:p>$1,113.9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266961.698619856">
            <text:p>$266,961.70</text:p>
          </table:table-cell>
          <table:table-cell table:formula="of:=[.C54]*[.$C$8]/12" office:value-type="currency" office:currency="USD" office:value="1112.34041091607">
            <text:p>$1,112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4]+[.D54]-[.E54]" office:value-type="currency" office:currency="USD" office:value="266570.929030772">
            <text:p>$266,570.93</text:p>
          </table:table-cell>
          <table:table-cell table:formula="of:=[.C55]*[.$C$8]/12" office:value-type="currency" office:currency="USD" office:value="1110.71220429488">
            <text:p>$1,11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5]+[.D55]-[.E55]" office:value-type="currency" office:currency="USD" office:value="266178.531235067">
            <text:p>$266,178.53</text:p>
          </table:table-cell>
          <table:table-cell table:formula="of:=[.C56]*[.$C$8]/12" office:value-type="currency" office:currency="USD" office:value="1109.07721347944">
            <text:p>$1,109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6]+[.D56]-[.E56]" office:value-type="currency" office:currency="USD" office:value="265784.498448546">
            <text:p>$265,784.50</text:p>
          </table:table-cell>
          <table:table-cell table:formula="of:=[.C57]*[.$C$8]/12" office:value-type="currency" office:currency="USD" office:value="1107.43541020228">
            <text:p>$1,10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7]+[.D57]-[.E57]" office:value-type="currency" office:currency="USD" office:value="265388.823858748">
            <text:p>$265,388.82</text:p>
          </table:table-cell>
          <table:table-cell table:formula="of:=[.C58]*[.$C$8]/12" office:value-type="currency" office:currency="USD" office:value="1105.78676607812">
            <text:p>$1,105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8]+[.D58]-[.E58]" office:value-type="currency" office:currency="USD" office:value="264991.500624827">
            <text:p>$264,991.50</text:p>
          </table:table-cell>
          <table:table-cell table:formula="of:=[.C59]*[.$C$8]/12" office:value-type="currency" office:currency="USD" office:value="1104.13125260344">
            <text:p>$1,10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9]+[.D59]-[.E59]" office:value-type="currency" office:currency="USD" office:value="264592.52187743">
            <text:p>$264,592.52</text:p>
          </table:table-cell>
          <table:table-cell table:formula="of:=[.C60]*[.$C$8]/12" office:value-type="currency" office:currency="USD" office:value="1102.46884115596">
            <text:p>$1,10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60]+[.D60]-[.E60]" office:value-type="currency" office:currency="USD" office:value="264191.880718586">
            <text:p>$264,191.88</text:p>
          </table:table-cell>
          <table:table-cell table:formula="of:=[.C61]*[.$C$8]/12" office:value-type="currency" office:currency="USD" office:value="1100.79950299411">
            <text:p>$1,100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61]+[.D61]-[.E61]" office:value-type="currency" office:currency="USD" office:value="263789.57022158">
            <text:p>$263,789.57</text:p>
          </table:table-cell>
          <table:table-cell table:formula="of:=[.C62]*[.$C$8]/12" office:value-type="currency" office:currency="USD" office:value="1099.12320925658">
            <text:p>$1,099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62]+[.D62]-[.E62]" office:value-type="currency" office:currency="USD" office:value="263385.583430837">
            <text:p>$263,385.58</text:p>
          </table:table-cell>
          <table:table-cell table:formula="of:=[.C63]*[.$C$8]/12" office:value-type="currency" office:currency="USD" office:value="1097.43993096182">
            <text:p>$1,09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63]+[.D63]-[.E63]" office:value-type="currency" office:currency="USD" office:value="262979.913361798">
            <text:p>$262,979.91</text:p>
          </table:table-cell>
          <table:table-cell table:formula="of:=[.C64]*[.$C$8]/12" office:value-type="currency" office:currency="USD" office:value="1095.74963900749">
            <text:p>$1,095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4]+[.D64]-[.E64]" office:value-type="currency" office:currency="USD" office:value="262572.553000806">
            <text:p>$262,572.55</text:p>
          </table:table-cell>
          <table:table-cell table:formula="of:=[.C65]*[.$C$8]/12" office:value-type="currency" office:currency="USD" office:value="1094.05230417002">
            <text:p>$1,094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5]+[.D65]-[.E65]" office:value-type="currency" office:currency="USD" office:value="262163.495304976">
            <text:p>$262,163.50</text:p>
          </table:table-cell>
          <table:table-cell table:formula="of:=[.C66]*[.$C$8]/12" office:value-type="currency" office:currency="USD" office:value="1092.34789710407">
            <text:p>$1,092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6]+[.D66]-[.E66]" office:value-type="currency" office:currency="USD" office:value="261752.73320208">
            <text:p>$261,752.73</text:p>
          </table:table-cell>
          <table:table-cell table:formula="of:=[.C67]*[.$C$8]/12" office:value-type="currency" office:currency="USD" office:value="1090.636388342">
            <text:p>$1,090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7]+[.D67]-[.E67]" office:value-type="currency" office:currency="USD" office:value="261340.259590422">
            <text:p>$261,340.26</text:p>
          </table:table-cell>
          <table:table-cell table:formula="of:=[.C68]*[.$C$8]/12" office:value-type="currency" office:currency="USD" office:value="1088.91774829343">
            <text:p>$1,088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8]+[.D68]-[.E68]" office:value-type="currency" office:currency="USD" office:value="260926.067338716">
            <text:p>$260,926.07</text:p>
          </table:table-cell>
          <table:table-cell table:formula="of:=[.C69]*[.$C$8]/12" office:value-type="currency" office:currency="USD" office:value="1087.19194724465">
            <text:p>$1,0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9]+[.D69]-[.E69]" office:value-type="currency" office:currency="USD" office:value="260510.14928596">
            <text:p>$260,510.15</text:p>
          </table:table-cell>
          <table:table-cell table:formula="of:=[.C70]*[.$C$8]/12" office:value-type="currency" office:currency="USD" office:value="1085.45895535817">
            <text:p>$1,08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70]+[.D70]-[.E70]" office:value-type="currency" office:currency="USD" office:value="260092.498241318">
            <text:p>$260,092.50</text:p>
          </table:table-cell>
          <table:table-cell table:formula="of:=[.C71]*[.$C$8]/12" office:value-type="currency" office:currency="USD" office:value="1083.71874267216">
            <text:p>$1,083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71]+[.D71]-[.E71]" office:value-type="currency" office:currency="USD" office:value="259673.106983991">
            <text:p>$259,673.11</text:p>
          </table:table-cell>
          <table:table-cell table:formula="of:=[.C72]*[.$C$8]/12" office:value-type="currency" office:currency="USD" office:value="1081.97127909996">
            <text:p>$1,08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72]+[.D72]-[.E72]" office:value-type="currency" office:currency="USD" office:value="259251.968263091">
            <text:p>$259,251.97</text:p>
          </table:table-cell>
          <table:table-cell table:formula="of:=[.C73]*[.$C$8]/12" office:value-type="currency" office:currency="USD" office:value="1080.21653442954">
            <text:p>$1,080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73]+[.D73]-[.E73]" office:value-type="currency" office:currency="USD" office:value="258829.07479752">
            <text:p>$258,829.07</text:p>
          </table:table-cell>
          <table:table-cell table:formula="of:=[.C74]*[.$C$8]/12" office:value-type="currency" office:currency="USD" office:value="1078.454478323">
            <text:p>$1,078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74]+[.D74]-[.E74]" office:value-type="currency" office:currency="USD" office:value="258404.419275843">
            <text:p>$258,404.42</text:p>
          </table:table-cell>
          <table:table-cell table:formula="of:=[.C75]*[.$C$8]/12" office:value-type="currency" office:currency="USD" office:value="1076.68508031601">
            <text:p>$1,07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75]+[.D75]-[.E75]" office:value-type="currency" office:currency="USD" office:value="257977.994356159">
            <text:p>$257,977.99</text:p>
          </table:table-cell>
          <table:table-cell table:formula="of:=[.C76]*[.$C$8]/12" office:value-type="currency" office:currency="USD" office:value="1074.90830981733">
            <text:p>$1,074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76]+[.D76]-[.E76]" office:value-type="currency" office:currency="USD" office:value="257549.792665976">
            <text:p>$257,549.79</text:p>
          </table:table-cell>
          <table:table-cell table:formula="of:=[.C77]*[.$C$8]/12" office:value-type="currency" office:currency="USD" office:value="1073.12413610824">
            <text:p>$1,073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77]+[.D77]-[.E77]" office:value-type="currency" office:currency="USD" office:value="257119.806802085">
            <text:p>$257,119.81</text:p>
          </table:table-cell>
          <table:table-cell table:formula="of:=[.C78]*[.$C$8]/12" office:value-type="currency" office:currency="USD" office:value="1071.33252834202">
            <text:p>$1,071.3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8]+[.D78]-[.E78]" office:value-type="currency" office:currency="USD" office:value="256688.029330427">
            <text:p>$256,688.03</text:p>
          </table:table-cell>
          <table:table-cell table:formula="of:=[.C79]*[.$C$8]/12" office:value-type="currency" office:currency="USD" office:value="1069.53345554344">
            <text:p>$1,06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9]+[.D79]-[.E79]" office:value-type="currency" office:currency="USD" office:value="256254.45278597">
            <text:p>$256,254.45</text:p>
          </table:table-cell>
          <table:table-cell table:formula="of:=[.C80]*[.$C$8]/12" office:value-type="currency" office:currency="USD" office:value="1067.72688660821">
            <text:p>$1,067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80]+[.D80]-[.E80]" office:value-type="currency" office:currency="USD" office:value="255819.069672578">
            <text:p>$255,819.07</text:p>
          </table:table-cell>
          <table:table-cell table:formula="of:=[.C81]*[.$C$8]/12" office:value-type="currency" office:currency="USD" office:value="1065.91279030241">
            <text:p>$1,065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81]+[.D81]-[.E81]" office:value-type="currency" office:currency="USD" office:value="255381.872462881">
            <text:p>$255,381.87</text:p>
          </table:table-cell>
          <table:table-cell table:formula="of:=[.C82]*[.$C$8]/12" office:value-type="currency" office:currency="USD" office:value="1064.091135262">
            <text:p>$1,064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82]+[.D82]-[.E82]" office:value-type="currency" office:currency="USD" office:value="254942.853598143">
            <text:p>$254,942.85</text:p>
          </table:table-cell>
          <table:table-cell table:formula="of:=[.C83]*[.$C$8]/12" office:value-type="currency" office:currency="USD" office:value="1062.26188999226">
            <text:p>$1,06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83]+[.D83]-[.E83]" office:value-type="currency" office:currency="USD" office:value="254502.005488135">
            <text:p>$254,502.01</text:p>
          </table:table-cell>
          <table:table-cell table:formula="of:=[.C84]*[.$C$8]/12" office:value-type="currency" office:currency="USD" office:value="1060.42502286723">
            <text:p>$1,060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84]+[.D84]-[.E84]" office:value-type="currency" office:currency="USD" office:value="254059.320511002">
            <text:p>$254,059.32</text:p>
          </table:table-cell>
          <table:table-cell table:formula="of:=[.C85]*[.$C$8]/12" office:value-type="currency" office:currency="USD" office:value="1058.58050212918">
            <text:p>$1,058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85]+[.D85]-[.E85]" office:value-type="currency" office:currency="USD" office:value="253614.791013132">
            <text:p>$253,614.79</text:p>
          </table:table-cell>
          <table:table-cell table:formula="of:=[.C86]*[.$C$8]/12" office:value-type="currency" office:currency="USD" office:value="1056.72829588805">
            <text:p>$1,0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86]+[.D86]-[.E86]" office:value-type="currency" office:currency="USD" office:value="253168.40930902">
            <text:p>$253,168.41</text:p>
          </table:table-cell>
          <table:table-cell table:formula="of:=[.C87]*[.$C$8]/12" office:value-type="currency" office:currency="USD" office:value="1054.86837212092">
            <text:p>$1,05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87]+[.D87]-[.E87]" office:value-type="currency" office:currency="USD" office:value="252720.167681141">
            <text:p>$252,720.17</text:p>
          </table:table-cell>
          <table:table-cell table:formula="of:=[.C88]*[.$C$8]/12" office:value-type="currency" office:currency="USD" office:value="1053.00069867142">
            <text:p>$1,053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8]+[.D88]-[.E88]" office:value-type="currency" office:currency="USD" office:value="252270.058379812">
            <text:p>$252,270.06</text:p>
          </table:table-cell>
          <table:table-cell table:formula="of:=[.C89]*[.$C$8]/12" office:value-type="currency" office:currency="USD" office:value="1051.12524324922">
            <text:p>$1,051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9]+[.D89]-[.E89]" office:value-type="currency" office:currency="USD" office:value="251818.073623061">
            <text:p>$251,818.07</text:p>
          </table:table-cell>
          <table:table-cell table:formula="of:=[.C90]*[.$C$8]/12" office:value-type="currency" office:currency="USD" office:value="1049.24197342942">
            <text:p>$1,04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90]+[.D90]-[.E90]" office:value-type="currency" office:currency="USD" office:value="251364.205596491">
            <text:p>$251,364.21</text:p>
          </table:table-cell>
          <table:table-cell table:formula="of:=[.C91]*[.$C$8]/12" office:value-type="currency" office:currency="USD" office:value="1047.35085665204">
            <text:p>$1,047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91]+[.D91]-[.E91]" office:value-type="currency" office:currency="USD" office:value="250908.446453143">
            <text:p>$250,908.45</text:p>
          </table:table-cell>
          <table:table-cell table:formula="of:=[.C92]*[.$C$8]/12" office:value-type="currency" office:currency="USD" office:value="1045.45186022143">
            <text:p>$1,04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92]+[.D92]-[.E92]" office:value-type="currency" office:currency="USD" office:value="250450.788313364">
            <text:p>$250,450.79</text:p>
          </table:table-cell>
          <table:table-cell table:formula="of:=[.C93]*[.$C$8]/12" office:value-type="currency" office:currency="USD" office:value="1043.54495130568">
            <text:p>$1,043.5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93]+[.D93]-[.E93]" office:value-type="currency" office:currency="USD" office:value="249991.22326467">
            <text:p>$249,991.22</text:p>
          </table:table-cell>
          <table:table-cell table:formula="of:=[.C94]*[.$C$8]/12" office:value-type="currency" office:currency="USD" office:value="1041.63009693612">
            <text:p>$1,041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94]+[.D94]-[.E94]" office:value-type="currency" office:currency="USD" office:value="249529.743361606">
            <text:p>$249,529.74</text:p>
          </table:table-cell>
          <table:table-cell table:formula="of:=[.C95]*[.$C$8]/12" office:value-type="currency" office:currency="USD" office:value="1039.70726400669">
            <text:p>$1,039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95]+[.D95]-[.E95]" office:value-type="currency" office:currency="USD" office:value="249066.340625613">
            <text:p>$249,066.34</text:p>
          </table:table-cell>
          <table:table-cell table:formula="of:=[.C96]*[.$C$8]/12" office:value-type="currency" office:currency="USD" office:value="1037.77641927339">
            <text:p>$1,037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96]+[.D96]-[.E96]" office:value-type="currency" office:currency="USD" office:value="248601.007044886">
            <text:p>$248,601.01</text:p>
          </table:table-cell>
          <table:table-cell table:formula="of:=[.C97]*[.$C$8]/12" office:value-type="currency" office:currency="USD" office:value="1035.83752935369">
            <text:p>$1,035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97]+[.D97]-[.E97]" office:value-type="currency" office:currency="USD" office:value="248133.73457424">
            <text:p>$248,133.73</text:p>
          </table:table-cell>
          <table:table-cell table:formula="of:=[.C98]*[.$C$8]/12" office:value-type="currency" office:currency="USD" office:value="1033.890560726">
            <text:p>$1,033.8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8]+[.D98]-[.E98]" office:value-type="currency" office:currency="USD" office:value="247664.515134966">
            <text:p>$247,664.52</text:p>
          </table:table-cell>
          <table:table-cell table:formula="of:=[.C99]*[.$C$8]/12" office:value-type="currency" office:currency="USD" office:value="1031.93547972902">
            <text:p>$1,031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9]+[.D99]-[.E99]" office:value-type="currency" office:currency="USD" office:value="247193.340614695">
            <text:p>$247,193.34</text:p>
          </table:table-cell>
          <table:table-cell table:formula="of:=[.C100]*[.$C$8]/12" office:value-type="currency" office:currency="USD" office:value="1029.97225256123">
            <text:p>$1,029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100]+[.D100]-[.E100]" office:value-type="currency" office:currency="USD" office:value="246720.202867256">
            <text:p>$246,720.20</text:p>
          </table:table-cell>
          <table:table-cell table:formula="of:=[.C101]*[.$C$8]/12" office:value-type="currency" office:currency="USD" office:value="1028.00084528023">
            <text:p>$1,028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101]+[.D101]-[.E101]" office:value-type="currency" office:currency="USD" office:value="246245.093712536">
            <text:p>$246,245.09</text:p>
          </table:table-cell>
          <table:table-cell table:formula="of:=[.C102]*[.$C$8]/12" office:value-type="currency" office:currency="USD" office:value="1026.02122380224">
            <text:p>$1,026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102]+[.D102]-[.E102]" office:value-type="currency" office:currency="USD" office:value="245768.004936339">
            <text:p>$245,768.00</text:p>
          </table:table-cell>
          <table:table-cell table:formula="of:=[.C103]*[.$C$8]/12" office:value-type="currency" office:currency="USD" office:value="1024.03335390141">
            <text:p>$1,024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103]+[.D103]-[.E103]" office:value-type="currency" office:currency="USD" office:value="245288.92829024">
            <text:p>$245,288.93</text:p>
          </table:table-cell>
          <table:table-cell table:formula="of:=[.C104]*[.$C$8]/12" office:value-type="currency" office:currency="USD" office:value="1022.03720120933">
            <text:p>$1,022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104]+[.D104]-[.E104]" office:value-type="currency" office:currency="USD" office:value="244807.855491449">
            <text:p>$244,807.86</text:p>
          </table:table-cell>
          <table:table-cell table:formula="of:=[.C105]*[.$C$8]/12" office:value-type="currency" office:currency="USD" office:value="1020.03273121437">
            <text:p>$1,020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105]+[.D105]-[.E105]" office:value-type="currency" office:currency="USD" office:value="244324.778222664">
            <text:p>$244,324.78</text:p>
          </table:table-cell>
          <table:table-cell table:formula="of:=[.C106]*[.$C$8]/12" office:value-type="currency" office:currency="USD" office:value="1018.0199092611">
            <text:p>$1,01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106]+[.D106]-[.E106]" office:value-type="currency" office:currency="USD" office:value="243839.688131925">
            <text:p>$243,839.69</text:p>
          </table:table-cell>
          <table:table-cell table:formula="of:=[.C107]*[.$C$8]/12" office:value-type="currency" office:currency="USD" office:value="1015.99870054969">
            <text:p>$1,016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107]+[.D107]-[.E107]" office:value-type="currency" office:currency="USD" office:value="243352.576832475">
            <text:p>$243,352.58</text:p>
          </table:table-cell>
          <table:table-cell table:formula="of:=[.C108]*[.$C$8]/12" office:value-type="currency" office:currency="USD" office:value="1013.96907013531">
            <text:p>$1,013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8]+[.D108]-[.E108]" office:value-type="currency" office:currency="USD" office:value="242863.43590261">
            <text:p>$242,863.44</text:p>
          </table:table-cell>
          <table:table-cell table:formula="of:=[.C109]*[.$C$8]/12" office:value-type="currency" office:currency="USD" office:value="1011.93098292754">
            <text:p>$1,01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9]+[.D109]-[.E109]" office:value-type="currency" office:currency="USD" office:value="242372.256885537">
            <text:p>$242,372.26</text:p>
          </table:table-cell>
          <table:table-cell table:formula="of:=[.C110]*[.$C$8]/12" office:value-type="currency" office:currency="USD" office:value="1009.88440368974">
            <text:p>$1,00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10]+[.D110]-[.E110]" office:value-type="currency" office:currency="USD" office:value="241879.031289227">
            <text:p>$241,879.03</text:p>
          </table:table-cell>
          <table:table-cell table:formula="of:=[.C111]*[.$C$8]/12" office:value-type="currency" office:currency="USD" office:value="1007.82929703845">
            <text:p>$1,007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11]+[.D111]-[.E111]" office:value-type="currency" office:currency="USD" office:value="241383.750586266">
            <text:p>$241,383.75</text:p>
          </table:table-cell>
          <table:table-cell table:formula="of:=[.C112]*[.$C$8]/12" office:value-type="currency" office:currency="USD" office:value="1005.76562744277">
            <text:p>$1,00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12]+[.D112]-[.E112]" office:value-type="currency" office:currency="USD" office:value="240886.406213708">
            <text:p>$240,886.41</text:p>
          </table:table-cell>
          <table:table-cell table:formula="of:=[.C113]*[.$C$8]/12" office:value-type="currency" office:currency="USD" office:value="1003.69335922379">
            <text:p>$1,003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13]+[.D113]-[.E113]" office:value-type="currency" office:currency="USD" office:value="240386.989572932">
            <text:p>$240,386.99</text:p>
          </table:table-cell>
          <table:table-cell table:formula="of:=[.C114]*[.$C$8]/12" office:value-type="currency" office:currency="USD" office:value="1001.61245655388">
            <text:p>$1,001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14]+[.D114]-[.E114]" office:value-type="currency" office:currency="USD" office:value="239885.492029486">
            <text:p>$239,885.49</text:p>
          </table:table-cell>
          <table:table-cell table:formula="of:=[.C115]*[.$C$8]/12" office:value-type="currency" office:currency="USD" office:value="999.522883456192">
            <text:p>$999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15]+[.D115]-[.E115]" office:value-type="currency" office:currency="USD" office:value="239381.904912942">
            <text:p>$239,381.90</text:p>
          </table:table-cell>
          <table:table-cell table:formula="of:=[.C116]*[.$C$8]/12" office:value-type="currency" office:currency="USD" office:value="997.424603803927">
            <text:p>$997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16]+[.D116]-[.E116]" office:value-type="currency" office:currency="USD" office:value="238876.219516746">
            <text:p>$238,876.22</text:p>
          </table:table-cell>
          <table:table-cell table:formula="of:=[.C117]*[.$C$8]/12" office:value-type="currency" office:currency="USD" office:value="995.317581319776">
            <text:p>$995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17]+[.D117]-[.E117]" office:value-type="currency" office:currency="USD" office:value="238368.427098066">
            <text:p>$238,368.43</text:p>
          </table:table-cell>
          <table:table-cell table:formula="of:=[.C118]*[.$C$8]/12" office:value-type="currency" office:currency="USD" office:value="993.201779575275">
            <text:p>$993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8]+[.D118]-[.E118]" office:value-type="currency" office:currency="USD" office:value="237858.518877641">
            <text:p>$237,858.52</text:p>
          </table:table-cell>
          <table:table-cell table:formula="of:=[.C119]*[.$C$8]/12" office:value-type="currency" office:currency="USD" office:value="991.077161990172">
            <text:p>$991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9]+[.D119]-[.E119]" office:value-type="currency" office:currency="USD" office:value="237346.486039632">
            <text:p>$237,346.49</text:p>
          </table:table-cell>
          <table:table-cell table:formula="of:=[.C120]*[.$C$8]/12" office:value-type="currency" office:currency="USD" office:value="988.943691831798">
            <text:p>$98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20]+[.D120]-[.E120]" office:value-type="currency" office:currency="USD" office:value="236832.319731463">
            <text:p>$236,832.32</text:p>
          </table:table-cell>
          <table:table-cell table:formula="of:=[.C121]*[.$C$8]/12" office:value-type="currency" office:currency="USD" office:value="986.801332214431">
            <text:p>$98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21]+[.D121]-[.E121]" office:value-type="currency" office:currency="USD" office:value="236316.011063678">
            <text:p>$236,316.01</text:p>
          </table:table-cell>
          <table:table-cell table:formula="of:=[.C122]*[.$C$8]/12" office:value-type="currency" office:currency="USD" office:value="984.650046098658">
            <text:p>$984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22]+[.D122]-[.E122]" office:value-type="currency" office:currency="USD" office:value="235797.551109776">
            <text:p>$235,797.55</text:p>
          </table:table-cell>
          <table:table-cell table:formula="of:=[.C123]*[.$C$8]/12" office:value-type="currency" office:currency="USD" office:value="982.489796290735">
            <text:p>$982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23]+[.D123]-[.E123]" office:value-type="currency" office:currency="USD" office:value="235276.930906067">
            <text:p>$235,276.93</text:p>
          </table:table-cell>
          <table:table-cell table:formula="of:=[.C124]*[.$C$8]/12" office:value-type="currency" office:currency="USD" office:value="980.320545441947">
            <text:p>$98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24]+[.D124]-[.E124]" office:value-type="currency" office:currency="USD" office:value="234754.141451509">
            <text:p>$234,754.14</text:p>
          </table:table-cell>
          <table:table-cell table:formula="of:=[.C125]*[.$C$8]/12" office:value-type="currency" office:currency="USD" office:value="978.142256047955">
            <text:p>$978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25]+[.D125]-[.E125]" office:value-type="currency" office:currency="USD" office:value="234229.173707557">
            <text:p>$234,229.17</text:p>
          </table:table-cell>
          <table:table-cell table:formula="of:=[.C126]*[.$C$8]/12" office:value-type="currency" office:currency="USD" office:value="975.954890448155">
            <text:p>$97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26]+[.D126]-[.E126]" office:value-type="currency" office:currency="USD" office:value="233702.018598005">
            <text:p>$233,702.02</text:p>
          </table:table-cell>
          <table:table-cell table:formula="of:=[.C127]*[.$C$8]/12" office:value-type="currency" office:currency="USD" office:value="973.758410825022">
            <text:p>$97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27]+[.D127]-[.E127]" office:value-type="currency" office:currency="USD" office:value="233172.66700883">
            <text:p>$233,172.67</text:p>
          </table:table-cell>
          <table:table-cell table:formula="of:=[.C128]*[.$C$8]/12" office:value-type="currency" office:currency="USD" office:value="971.55277920346">
            <text:p>$97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8]+[.D128]-[.E128]" office:value-type="currency" office:currency="USD" office:value="232641.109788034">
            <text:p>$232,641.11</text:p>
          </table:table-cell>
          <table:table-cell table:formula="of:=[.C129]*[.$C$8]/12" office:value-type="currency" office:currency="USD" office:value="969.337957450141">
            <text:p>$96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9]+[.D129]-[.E129]" office:value-type="currency" office:currency="USD" office:value="232107.337745484">
            <text:p>$232,107.34</text:p>
          </table:table-cell>
          <table:table-cell table:formula="of:=[.C130]*[.$C$8]/12" office:value-type="currency" office:currency="USD" office:value="967.11390727285">
            <text:p>$967.1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30]+[.D130]-[.E130]" office:value-type="currency" office:currency="USD" office:value="231571.341652757">
            <text:p>$231,571.34</text:p>
          </table:table-cell>
          <table:table-cell table:formula="of:=[.C131]*[.$C$8]/12" office:value-type="currency" office:currency="USD" office:value="964.88059021982">
            <text:p>$96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31]+[.D131]-[.E131]" office:value-type="currency" office:currency="USD" office:value="231033.112242977">
            <text:p>$231,033.11</text:p>
          </table:table-cell>
          <table:table-cell table:formula="of:=[.C132]*[.$C$8]/12" office:value-type="currency" office:currency="USD" office:value="962.637967679069">
            <text:p>$962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32]+[.D132]-[.E132]" office:value-type="currency" office:currency="USD" office:value="230492.640210656">
            <text:p>$230,492.64</text:p>
          </table:table-cell>
          <table:table-cell table:formula="of:=[.C133]*[.$C$8]/12" office:value-type="currency" office:currency="USD" office:value="960.386000877732">
            <text:p>$960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33]+[.D133]-[.E133]" office:value-type="currency" office:currency="USD" office:value="229949.916211533">
            <text:p>$229,949.92</text:p>
          </table:table-cell>
          <table:table-cell table:formula="of:=[.C134]*[.$C$8]/12" office:value-type="currency" office:currency="USD" office:value="958.12465088139">
            <text:p>$958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34]+[.D134]-[.E134]" office:value-type="currency" office:currency="USD" office:value="229404.930862415">
            <text:p>$229,404.93</text:p>
          </table:table-cell>
          <table:table-cell table:formula="of:=[.C135]*[.$C$8]/12" office:value-type="currency" office:currency="USD" office:value="955.853878593396">
            <text:p>$955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35]+[.D135]-[.E135]" office:value-type="currency" office:currency="USD" office:value="228857.674741008">
            <text:p>$228,857.67</text:p>
          </table:table-cell>
          <table:table-cell table:formula="of:=[.C136]*[.$C$8]/12" office:value-type="currency" office:currency="USD" office:value="953.573644754201">
            <text:p>$953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36]+[.D136]-[.E136]" office:value-type="currency" office:currency="USD" office:value="228308.138385763">
            <text:p>$228,308.14</text:p>
          </table:table-cell>
          <table:table-cell table:formula="of:=[.C137]*[.$C$8]/12" office:value-type="currency" office:currency="USD" office:value="951.283909940677">
            <text:p>$9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37]+[.D137]-[.E137]" office:value-type="currency" office:currency="USD" office:value="227756.312295703">
            <text:p>$227,756.31</text:p>
          </table:table-cell>
          <table:table-cell table:formula="of:=[.C138]*[.$C$8]/12" office:value-type="currency" office:currency="USD" office:value="948.98463456543">
            <text:p>$948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8]+[.D138]-[.E138]" office:value-type="currency" office:currency="USD" office:value="227202.186930269">
            <text:p>$227,202.19</text:p>
          </table:table-cell>
          <table:table-cell table:formula="of:=[.C139]*[.$C$8]/12" office:value-type="currency" office:currency="USD" office:value="946.675778876119">
            <text:p>$946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9]+[.D139]-[.E139]" office:value-type="currency" office:currency="USD" office:value="226645.752709145">
            <text:p>$226,645.75</text:p>
          </table:table-cell>
          <table:table-cell table:formula="of:=[.C140]*[.$C$8]/12" office:value-type="currency" office:currency="USD" office:value="944.35730295477">
            <text:p>$944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40]+[.D140]-[.E140]" office:value-type="currency" office:currency="USD" office:value="226087.0000121">
            <text:p>$226,087.00</text:p>
          </table:table-cell>
          <table:table-cell table:formula="of:=[.C141]*[.$C$8]/12" office:value-type="currency" office:currency="USD" office:value="942.029166717082">
            <text:p>$94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41]+[.D141]-[.E141]" office:value-type="currency" office:currency="USD" office:value="225525.919178817">
            <text:p>$225,525.92</text:p>
          </table:table-cell>
          <table:table-cell table:formula="of:=[.C142]*[.$C$8]/12" office:value-type="currency" office:currency="USD" office:value="939.691329911736">
            <text:p>$939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42]+[.D142]-[.E142]" office:value-type="currency" office:currency="USD" office:value="224962.500508728">
            <text:p>$224,962.50</text:p>
          </table:table-cell>
          <table:table-cell table:formula="of:=[.C143]*[.$C$8]/12" office:value-type="currency" office:currency="USD" office:value="937.343752119702">
            <text:p>$93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43]+[.D143]-[.E143]" office:value-type="currency" office:currency="USD" office:value="224396.734260848">
            <text:p>$224,396.73</text:p>
          </table:table-cell>
          <table:table-cell table:formula="of:=[.C144]*[.$C$8]/12" office:value-type="currency" office:currency="USD" office:value="934.986392753534">
            <text:p>$934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44]+[.D144]-[.E144]" office:value-type="currency" office:currency="USD" office:value="223828.610653602">
            <text:p>$223,828.61</text:p>
          </table:table-cell>
          <table:table-cell table:formula="of:=[.C145]*[.$C$8]/12" office:value-type="currency" office:currency="USD" office:value="932.619211056674">
            <text:p>$932.6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45]+[.D145]-[.E145]" office:value-type="currency" office:currency="USD" office:value="223258.119864658">
            <text:p>$223,258.12</text:p>
          </table:table-cell>
          <table:table-cell table:formula="of:=[.C146]*[.$C$8]/12" office:value-type="currency" office:currency="USD" office:value="930.242166102743">
            <text:p>$93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46]+[.D146]-[.E146]" office:value-type="currency" office:currency="USD" office:value="222685.252030761">
            <text:p>$222,685.25</text:p>
          </table:table-cell>
          <table:table-cell table:formula="of:=[.C147]*[.$C$8]/12" office:value-type="currency" office:currency="USD" office:value="927.855216794838">
            <text:p>$92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47]+[.D147]-[.E147]" office:value-type="currency" office:currency="USD" office:value="222109.997247556">
            <text:p>$222,110.00</text:p>
          </table:table-cell>
          <table:table-cell table:formula="of:=[.C148]*[.$C$8]/12" office:value-type="currency" office:currency="USD" office:value="925.458321864817">
            <text:p>$92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8]+[.D148]-[.E148]" office:value-type="currency" office:currency="USD" office:value="221532.345569421">
            <text:p>$221,532.35</text:p>
          </table:table-cell>
          <table:table-cell table:formula="of:=[.C149]*[.$C$8]/12" office:value-type="currency" office:currency="USD" office:value="923.051439872587">
            <text:p>$92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9]+[.D149]-[.E149]" office:value-type="currency" office:currency="USD" office:value="220952.287009293">
            <text:p>$220,952.29</text:p>
          </table:table-cell>
          <table:table-cell table:formula="of:=[.C150]*[.$C$8]/12" office:value-type="currency" office:currency="USD" office:value="920.634529205389">
            <text:p>$920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50]+[.D150]-[.E150]" office:value-type="currency" office:currency="USD" office:value="220369.811538499">
            <text:p>$220,369.81</text:p>
          </table:table-cell>
          <table:table-cell table:formula="of:=[.C151]*[.$C$8]/12" office:value-type="currency" office:currency="USD" office:value="918.207548077078">
            <text:p>$918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51]+[.D151]-[.E151]" office:value-type="currency" office:currency="USD" office:value="219784.909086576">
            <text:p>$219,784.91</text:p>
          </table:table-cell>
          <table:table-cell table:formula="of:=[.C152]*[.$C$8]/12" office:value-type="currency" office:currency="USD" office:value="915.7704545274">
            <text:p>$91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52]+[.D152]-[.E152]" office:value-type="currency" office:currency="USD" office:value="219197.569541103">
            <text:p>$219,197.57</text:p>
          </table:table-cell>
          <table:table-cell table:formula="of:=[.C153]*[.$C$8]/12" office:value-type="currency" office:currency="USD" office:value="913.323206421264">
            <text:p>$913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53]+[.D153]-[.E153]" office:value-type="currency" office:currency="USD" office:value="218607.782747525">
            <text:p>$218,607.78</text:p>
          </table:table-cell>
          <table:table-cell table:formula="of:=[.C154]*[.$C$8]/12" office:value-type="currency" office:currency="USD" office:value="910.865761448019">
            <text:p>$910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54]+[.D154]-[.E154]" office:value-type="currency" office:currency="USD" office:value="218015.538508973">
            <text:p>$218,015.54</text:p>
          </table:table-cell>
          <table:table-cell table:formula="of:=[.C155]*[.$C$8]/12" office:value-type="currency" office:currency="USD" office:value="908.398077120719">
            <text:p>$908.4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55]+[.D155]-[.E155]" office:value-type="currency" office:currency="USD" office:value="217420.826586093">
            <text:p>$217,420.83</text:p>
          </table:table-cell>
          <table:table-cell table:formula="of:=[.C156]*[.$C$8]/12" office:value-type="currency" office:currency="USD" office:value="905.920110775389">
            <text:p>$905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56]+[.D156]-[.E156]" office:value-type="currency" office:currency="USD" office:value="216823.636696869">
            <text:p>$216,823.64</text:p>
          </table:table-cell>
          <table:table-cell table:formula="of:=[.C157]*[.$C$8]/12" office:value-type="currency" office:currency="USD" office:value="903.431819570287">
            <text:p>$903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57]+[.D157]-[.E157]" office:value-type="currency" office:currency="USD" office:value="216223.958516439">
            <text:p>$216,223.96</text:p>
          </table:table-cell>
          <table:table-cell table:formula="of:=[.C158]*[.$C$8]/12" office:value-type="currency" office:currency="USD" office:value="900.933160485163">
            <text:p>$90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8]+[.D158]-[.E158]" office:value-type="currency" office:currency="USD" office:value="215621.781676924">
            <text:p>$215,621.78</text:p>
          </table:table-cell>
          <table:table-cell table:formula="of:=[.C159]*[.$C$8]/12" office:value-type="currency" office:currency="USD" office:value="898.424090320518">
            <text:p>$898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9]+[.D159]-[.E159]" office:value-type="currency" office:currency="USD" office:value="215017.095767245">
            <text:p>$215,017.10</text:p>
          </table:table-cell>
          <table:table-cell table:formula="of:=[.C160]*[.$C$8]/12" office:value-type="currency" office:currency="USD" office:value="895.904565696853">
            <text:p>$895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60]+[.D160]-[.E160]" office:value-type="currency" office:currency="USD" office:value="214409.890332942">
            <text:p>$214,409.89</text:p>
          </table:table-cell>
          <table:table-cell table:formula="of:=[.C161]*[.$C$8]/12" office:value-type="currency" office:currency="USD" office:value="893.374543053923">
            <text:p>$893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61]+[.D161]-[.E161]" office:value-type="currency" office:currency="USD" office:value="213800.154875996">
            <text:p>$213,800.15</text:p>
          </table:table-cell>
          <table:table-cell table:formula="of:=[.C162]*[.$C$8]/12" office:value-type="currency" office:currency="USD" office:value="890.833978649982">
            <text:p>$89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62]+[.D162]-[.E162]" office:value-type="currency" office:currency="USD" office:value="213187.878854646">
            <text:p>$213,187.88</text:p>
          </table:table-cell>
          <table:table-cell table:formula="of:=[.C163]*[.$C$8]/12" office:value-type="currency" office:currency="USD" office:value="888.282828561023">
            <text:p>$888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63]+[.D163]-[.E163]" office:value-type="currency" office:currency="USD" office:value="212573.051683207">
            <text:p>$212,573.05</text:p>
          </table:table-cell>
          <table:table-cell table:formula="of:=[.C164]*[.$C$8]/12" office:value-type="currency" office:currency="USD" office:value="885.721048680028">
            <text:p>$885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64]+[.D164]-[.E164]" office:value-type="currency" office:currency="USD" office:value="211955.662731887">
            <text:p>$211,955.66</text:p>
          </table:table-cell>
          <table:table-cell table:formula="of:=[.C165]*[.$C$8]/12" office:value-type="currency" office:currency="USD" office:value="883.148594716194">
            <text:p>$883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65]+[.D165]-[.E165]" office:value-type="currency" office:currency="USD" office:value="211335.701326603">
            <text:p>$211,335.70</text:p>
          </table:table-cell>
          <table:table-cell table:formula="of:=[.C166]*[.$C$8]/12" office:value-type="currency" office:currency="USD" office:value="880.565422194179">
            <text:p>$8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66]+[.D166]-[.E166]" office:value-type="currency" office:currency="USD" office:value="210713.156748797">
            <text:p>$210,713.16</text:p>
          </table:table-cell>
          <table:table-cell table:formula="of:=[.C167]*[.$C$8]/12" office:value-type="currency" office:currency="USD" office:value="877.971486453321">
            <text:p>$877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67]+[.D167]-[.E167]" office:value-type="currency" office:currency="USD" office:value="210088.01823525">
            <text:p>$210,088.02</text:p>
          </table:table-cell>
          <table:table-cell table:formula="of:=[.C168]*[.$C$8]/12" office:value-type="currency" office:currency="USD" office:value="875.366742646876">
            <text:p>$875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8]+[.D168]-[.E168]" office:value-type="currency" office:currency="USD" office:value="209460.274977897">
            <text:p>$209,460.27</text:p>
          </table:table-cell>
          <table:table-cell table:formula="of:=[.C169]*[.$C$8]/12" office:value-type="currency" office:currency="USD" office:value="872.751145741239">
            <text:p>$872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9]+[.D169]-[.E169]" office:value-type="currency" office:currency="USD" office:value="208829.916123638">
            <text:p>$208,829.92</text:p>
          </table:table-cell>
          <table:table-cell table:formula="of:=[.C170]*[.$C$8]/12" office:value-type="currency" office:currency="USD" office:value="870.12465051516">
            <text:p>$870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70]+[.D170]-[.E170]" office:value-type="currency" office:currency="USD" office:value="208196.930774154">
            <text:p>$208,196.93</text:p>
          </table:table-cell>
          <table:table-cell table:formula="of:=[.C171]*[.$C$8]/12" office:value-type="currency" office:currency="USD" office:value="867.487211558974">
            <text:p>$86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71]+[.D171]-[.E171]" office:value-type="currency" office:currency="USD" office:value="207561.307985713">
            <text:p>$207,561.31</text:p>
          </table:table-cell>
          <table:table-cell table:formula="of:=[.C172]*[.$C$8]/12" office:value-type="currency" office:currency="USD" office:value="864.838783273803">
            <text:p>$864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72]+[.D172]-[.E172]" office:value-type="currency" office:currency="USD" office:value="206923.036768986">
            <text:p>$206,923.04</text:p>
          </table:table-cell>
          <table:table-cell table:formula="of:=[.C173]*[.$C$8]/12" office:value-type="currency" office:currency="USD" office:value="862.179319870777">
            <text:p>$86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73]+[.D173]-[.E173]" office:value-type="currency" office:currency="USD" office:value="206282.106088857">
            <text:p>$206,282.11</text:p>
          </table:table-cell>
          <table:table-cell table:formula="of:=[.C174]*[.$C$8]/12" office:value-type="currency" office:currency="USD" office:value="859.508775370239">
            <text:p>$859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74]+[.D174]-[.E174]" office:value-type="currency" office:currency="USD" office:value="205638.504864227">
            <text:p>$205,638.50</text:p>
          </table:table-cell>
          <table:table-cell table:formula="of:=[.C175]*[.$C$8]/12" office:value-type="currency" office:currency="USD" office:value="856.827103600948">
            <text:p>$856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75]+[.D175]-[.E175]" office:value-type="currency" office:currency="USD" office:value="204992.221967828">
            <text:p>$204,992.22</text:p>
          </table:table-cell>
          <table:table-cell table:formula="of:=[.C176]*[.$C$8]/12" office:value-type="currency" office:currency="USD" office:value="854.134258199285">
            <text:p>$85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76]+[.D176]-[.E176]" office:value-type="currency" office:currency="USD" office:value="204343.246226028">
            <text:p>$204,343.25</text:p>
          </table:table-cell>
          <table:table-cell table:formula="of:=[.C177]*[.$C$8]/12" office:value-type="currency" office:currency="USD" office:value="851.430192608449">
            <text:p>$851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77]+[.D177]-[.E177]" office:value-type="currency" office:currency="USD" office:value="203691.566418636">
            <text:p>$203,691.57</text:p>
          </table:table-cell>
          <table:table-cell table:formula="of:=[.C178]*[.$C$8]/12" office:value-type="currency" office:currency="USD" office:value="848.714860077651">
            <text:p>$848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8]+[.D178]-[.E178]" office:value-type="currency" office:currency="USD" office:value="203037.171278714">
            <text:p>$203,037.17</text:p>
          </table:table-cell>
          <table:table-cell table:formula="of:=[.C179]*[.$C$8]/12" office:value-type="currency" office:currency="USD" office:value="845.988213661308">
            <text:p>$845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9]+[.D179]-[.E179]" office:value-type="currency" office:currency="USD" office:value="202380.049492375">
            <text:p>$202,380.05</text:p>
          </table:table-cell>
          <table:table-cell table:formula="of:=[.C180]*[.$C$8]/12" office:value-type="currency" office:currency="USD" office:value="843.25020621823">
            <text:p>$843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80]+[.D180]-[.E180]" office:value-type="currency" office:currency="USD" office:value="201720.189698593">
            <text:p>$201,720.19</text:p>
          </table:table-cell>
          <table:table-cell table:formula="of:=[.C181]*[.$C$8]/12" office:value-type="currency" office:currency="USD" office:value="840.500790410806">
            <text:p>$840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81]+[.D181]-[.E181]" office:value-type="currency" office:currency="USD" office:value="201057.580489004">
            <text:p>$201,057.58</text:p>
          </table:table-cell>
          <table:table-cell table:formula="of:=[.C182]*[.$C$8]/12" office:value-type="currency" office:currency="USD" office:value="837.739918704184">
            <text:p>$837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82]+[.D182]-[.E182]" office:value-type="currency" office:currency="USD" office:value="200392.210407708">
            <text:p>$200,392.21</text:p>
          </table:table-cell>
          <table:table-cell table:formula="of:=[.C183]*[.$C$8]/12" office:value-type="currency" office:currency="USD" office:value="834.967543365452">
            <text:p>$83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83]+[.D183]-[.E183]" office:value-type="currency" office:currency="USD" office:value="199724.067951074">
            <text:p>$199,724.07</text:p>
          </table:table-cell>
          <table:table-cell table:formula="of:=[.C184]*[.$C$8]/12" office:value-type="currency" office:currency="USD" office:value="832.183616462808">
            <text:p>$83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84]+[.D184]-[.E184]" office:value-type="currency" office:currency="USD" office:value="199053.141567537">
            <text:p>$199,053.14</text:p>
          </table:table-cell>
          <table:table-cell table:formula="of:=[.C185]*[.$C$8]/12" office:value-type="currency" office:currency="USD" office:value="829.388089864736">
            <text:p>$829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85]+[.D185]-[.E185]" office:value-type="currency" office:currency="USD" office:value="198379.419657401">
            <text:p>$198,379.42</text:p>
          </table:table-cell>
          <table:table-cell table:formula="of:=[.C186]*[.$C$8]/12" office:value-type="currency" office:currency="USD" office:value="826.580915239173">
            <text:p>$826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86]+[.D186]-[.E186]" office:value-type="currency" office:currency="USD" office:value="197702.890572641">
            <text:p>$197,702.89</text:p>
          </table:table-cell>
          <table:table-cell table:formula="of:=[.C187]*[.$C$8]/12" office:value-type="currency" office:currency="USD" office:value="823.762044052669">
            <text:p>$82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87]+[.D187]-[.E187]" office:value-type="currency" office:currency="USD" office:value="197023.542616693">
            <text:p>$197,023.54</text:p>
          </table:table-cell>
          <table:table-cell table:formula="of:=[.C188]*[.$C$8]/12" office:value-type="currency" office:currency="USD" office:value="820.931427569556">
            <text:p>$82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8]+[.D188]-[.E188]" office:value-type="currency" office:currency="USD" office:value="196341.364044263">
            <text:p>$196,341.36</text:p>
          </table:table-cell>
          <table:table-cell table:formula="of:=[.C189]*[.$C$8]/12" office:value-type="currency" office:currency="USD" office:value="818.089016851095">
            <text:p>$81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9]+[.D189]-[.E189]" office:value-type="currency" office:currency="USD" office:value="195656.343061114">
            <text:p>$195,656.34</text:p>
          </table:table-cell>
          <table:table-cell table:formula="of:=[.C190]*[.$C$8]/12" office:value-type="currency" office:currency="USD" office:value="815.234762754642">
            <text:p>$815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90]+[.D190]-[.E190]" office:value-type="currency" office:currency="USD" office:value="194968.467823869">
            <text:p>$194,968.47</text:p>
          </table:table-cell>
          <table:table-cell table:formula="of:=[.C191]*[.$C$8]/12" office:value-type="currency" office:currency="USD" office:value="812.368615932786">
            <text:p>$812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91]+[.D191]-[.E191]" office:value-type="currency" office:currency="USD" office:value="194277.726439801">
            <text:p>$194,277.73</text:p>
          </table:table-cell>
          <table:table-cell table:formula="of:=[.C192]*[.$C$8]/12" office:value-type="currency" office:currency="USD" office:value="809.490526832506">
            <text:p>$809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92]+[.D192]-[.E192]" office:value-type="currency" office:currency="USD" office:value="193584.106966634">
            <text:p>$193,584.11</text:p>
          </table:table-cell>
          <table:table-cell table:formula="of:=[.C193]*[.$C$8]/12" office:value-type="currency" office:currency="USD" office:value="806.600445694308">
            <text:p>$806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93]+[.D193]-[.E193]" office:value-type="currency" office:currency="USD" office:value="192887.597412328">
            <text:p>$192,887.60</text:p>
          </table:table-cell>
          <table:table-cell table:formula="of:=[.C194]*[.$C$8]/12" office:value-type="currency" office:currency="USD" office:value="803.698322551368">
            <text:p>$80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94]+[.D194]-[.E194]" office:value-type="currency" office:currency="USD" office:value="192188.18573488">
            <text:p>$192,188.19</text:p>
          </table:table-cell>
          <table:table-cell table:formula="of:=[.C195]*[.$C$8]/12" office:value-type="currency" office:currency="USD" office:value="800.784107228665">
            <text:p>$80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95]+[.D195]-[.E195]" office:value-type="currency" office:currency="USD" office:value="191485.859842108">
            <text:p>$191,485.86</text:p>
          </table:table-cell>
          <table:table-cell table:formula="of:=[.C196]*[.$C$8]/12" office:value-type="currency" office:currency="USD" office:value="797.857749342118">
            <text:p>$79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96]+[.D196]-[.E196]" office:value-type="currency" office:currency="USD" office:value="190780.607591451">
            <text:p>$190,780.61</text:p>
          </table:table-cell>
          <table:table-cell table:formula="of:=[.C197]*[.$C$8]/12" office:value-type="currency" office:currency="USD" office:value="794.91919829771">
            <text:p>$794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97]+[.D197]-[.E197]" office:value-type="currency" office:currency="USD" office:value="190072.416789748">
            <text:p>$190,072.42</text:p>
          </table:table-cell>
          <table:table-cell table:formula="of:=[.C198]*[.$C$8]/12" office:value-type="currency" office:currency="USD" office:value="791.968403290618">
            <text:p>$79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8]+[.D198]-[.E198]" office:value-type="currency" office:currency="USD" office:value="189361.275193039">
            <text:p>$189,361.28</text:p>
          </table:table-cell>
          <table:table-cell table:formula="of:=[.C199]*[.$C$8]/12" office:value-type="currency" office:currency="USD" office:value="789.005313304329">
            <text:p>$78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9]+[.D199]-[.E199]" office:value-type="currency" office:currency="USD" office:value="188647.170506343">
            <text:p>$188,647.17</text:p>
          </table:table-cell>
          <table:table-cell table:formula="of:=[.C200]*[.$C$8]/12" office:value-type="currency" office:currency="USD" office:value="786.029877109763">
            <text:p>$786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200]+[.D200]-[.E200]" office:value-type="currency" office:currency="USD" office:value="187930.090383453">
            <text:p>$187,930.09</text:p>
          </table:table-cell>
          <table:table-cell table:formula="of:=[.C201]*[.$C$8]/12" office:value-type="currency" office:currency="USD" office:value="783.042043264388">
            <text:p>$78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201]+[.D201]-[.E201]" office:value-type="currency" office:currency="USD" office:value="187210.022426717">
            <text:p>$187,210.02</text:p>
          </table:table-cell>
          <table:table-cell table:formula="of:=[.C202]*[.$C$8]/12" office:value-type="currency" office:currency="USD" office:value="780.041760111323">
            <text:p>$780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202]+[.D202]-[.E202]" office:value-type="currency" office:currency="USD" office:value="186486.954186829">
            <text:p>$186,486.95</text:p>
          </table:table-cell>
          <table:table-cell table:formula="of:=[.C203]*[.$C$8]/12" office:value-type="currency" office:currency="USD" office:value="777.028975778453">
            <text:p>$777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203]+[.D203]-[.E203]" office:value-type="currency" office:currency="USD" office:value="185760.873162607">
            <text:p>$185,760.87</text:p>
          </table:table-cell>
          <table:table-cell table:formula="of:=[.C204]*[.$C$8]/12" office:value-type="currency" office:currency="USD" office:value="774.00363817753">
            <text:p>$774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204]+[.D204]-[.E204]" office:value-type="currency" office:currency="USD" office:value="185031.766800785">
            <text:p>$185,031.77</text:p>
          </table:table-cell>
          <table:table-cell table:formula="of:=[.C205]*[.$C$8]/12" office:value-type="currency" office:currency="USD" office:value="770.96569500327">
            <text:p>$770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205]+[.D205]-[.E205]" office:value-type="currency" office:currency="USD" office:value="184299.622495788">
            <text:p>$184,299.62</text:p>
          </table:table-cell>
          <table:table-cell table:formula="of:=[.C206]*[.$C$8]/12" office:value-type="currency" office:currency="USD" office:value="767.91509373245">
            <text:p>$767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206]+[.D206]-[.E206]" office:value-type="currency" office:currency="USD" office:value="183564.427589521">
            <text:p>$183,564.43</text:p>
          </table:table-cell>
          <table:table-cell table:formula="of:=[.C207]*[.$C$8]/12" office:value-type="currency" office:currency="USD" office:value="764.851781623002">
            <text:p>$764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207]+[.D207]-[.E207]" office:value-type="currency" office:currency="USD" office:value="182826.169371144">
            <text:p>$182,826.17</text:p>
          </table:table-cell>
          <table:table-cell table:formula="of:=[.C208]*[.$C$8]/12" office:value-type="currency" office:currency="USD" office:value="761.775705713098">
            <text:p>$761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8]+[.D208]-[.E208]" office:value-type="currency" office:currency="USD" office:value="182084.835076857">
            <text:p>$182,084.84</text:p>
          </table:table-cell>
          <table:table-cell table:formula="of:=[.C209]*[.$C$8]/12" office:value-type="currency" office:currency="USD" office:value="758.686812820236">
            <text:p>$758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9]+[.D209]-[.E209]" office:value-type="currency" office:currency="USD" office:value="181340.411889677">
            <text:p>$181,340.41</text:p>
          </table:table-cell>
          <table:table-cell table:formula="of:=[.C210]*[.$C$8]/12" office:value-type="currency" office:currency="USD" office:value="755.58504954032">
            <text:p>$755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10]+[.D210]-[.E210]" office:value-type="currency" office:currency="USD" office:value="180592.886939217">
            <text:p>$180,592.89</text:p>
          </table:table-cell>
          <table:table-cell table:formula="of:=[.C211]*[.$C$8]/12" office:value-type="currency" office:currency="USD" office:value="752.470362246739">
            <text:p>$75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11]+[.D211]-[.E211]" office:value-type="currency" office:currency="USD" office:value="179842.247301464">
            <text:p>$179,842.25</text:p>
          </table:table-cell>
          <table:table-cell table:formula="of:=[.C212]*[.$C$8]/12" office:value-type="currency" office:currency="USD" office:value="749.342697089433">
            <text:p>$74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12]+[.D212]-[.E212]" office:value-type="currency" office:currency="USD" office:value="179088.479998553">
            <text:p>$179,088.48</text:p>
          </table:table-cell>
          <table:table-cell table:formula="of:=[.C213]*[.$C$8]/12" office:value-type="currency" office:currency="USD" office:value="746.201999993973">
            <text:p>$74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13]+[.D213]-[.E213]" office:value-type="currency" office:currency="USD" office:value="178331.571998547">
            <text:p>$178,331.57</text:p>
          </table:table-cell>
          <table:table-cell table:formula="of:=[.C214]*[.$C$8]/12" office:value-type="currency" office:currency="USD" office:value="743.048216660614">
            <text:p>$74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14]+[.D214]-[.E214]" office:value-type="currency" office:currency="USD" office:value="177571.510215208">
            <text:p>$177,571.51</text:p>
          </table:table-cell>
          <table:table-cell table:formula="of:=[.C215]*[.$C$8]/12" office:value-type="currency" office:currency="USD" office:value="739.881292563367">
            <text:p>$73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15]+[.D215]-[.E215]" office:value-type="currency" office:currency="USD" office:value="176808.281507771">
            <text:p>$176,808.28</text:p>
          </table:table-cell>
          <table:table-cell table:formula="of:=[.C216]*[.$C$8]/12" office:value-type="currency" office:currency="USD" office:value="736.701172949048">
            <text:p>$736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16]+[.D216]-[.E216]" office:value-type="currency" office:currency="USD" office:value="176041.87268072">
            <text:p>$176,041.87</text:p>
          </table:table-cell>
          <table:table-cell table:formula="of:=[.C217]*[.$C$8]/12" office:value-type="currency" office:currency="USD" office:value="733.507802836335">
            <text:p>$73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17]+[.D217]-[.E217]" office:value-type="currency" office:currency="USD" office:value="175272.270483557">
            <text:p>$175,272.27</text:p>
          </table:table-cell>
          <table:table-cell table:formula="of:=[.C218]*[.$C$8]/12" office:value-type="currency" office:currency="USD" office:value="730.30112701482">
            <text:p>$730.3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8]+[.D218]-[.E218]" office:value-type="currency" office:currency="USD" office:value="174499.461610572">
            <text:p>$174,499.46</text:p>
          </table:table-cell>
          <table:table-cell table:formula="of:=[.C219]*[.$C$8]/12" office:value-type="currency" office:currency="USD" office:value="727.081090044049">
            <text:p>$727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9]+[.D219]-[.E219]" office:value-type="currency" office:currency="USD" office:value="173723.432700616">
            <text:p>$173,723.43</text:p>
          </table:table-cell>
          <table:table-cell table:formula="of:=[.C220]*[.$C$8]/12" office:value-type="currency" office:currency="USD" office:value="723.847636252566">
            <text:p>$723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20]+[.D220]-[.E220]" office:value-type="currency" office:currency="USD" office:value="172944.170336868">
            <text:p>$172,944.17</text:p>
          </table:table-cell>
          <table:table-cell table:formula="of:=[.C221]*[.$C$8]/12" office:value-type="currency" office:currency="USD" office:value="720.600709736951">
            <text:p>$720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21]+[.D221]-[.E221]" office:value-type="currency" office:currency="USD" office:value="172161.661046605">
            <text:p>$172,161.66</text:p>
          </table:table-cell>
          <table:table-cell table:formula="of:=[.C222]*[.$C$8]/12" office:value-type="currency" office:currency="USD" office:value="717.340254360855">
            <text:p>$71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22]+[.D222]-[.E222]" office:value-type="currency" office:currency="USD" office:value="171375.891300966">
            <text:p>$171,375.89</text:p>
          </table:table-cell>
          <table:table-cell table:formula="of:=[.C223]*[.$C$8]/12" office:value-type="currency" office:currency="USD" office:value="714.066213754026">
            <text:p>$714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23]+[.D223]-[.E223]" office:value-type="currency" office:currency="USD" office:value="170586.84751472">
            <text:p>$170,586.85</text:p>
          </table:table-cell>
          <table:table-cell table:formula="of:=[.C224]*[.$C$8]/12" office:value-type="currency" office:currency="USD" office:value="710.778531311334">
            <text:p>$71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24]+[.D224]-[.E224]" office:value-type="currency" office:currency="USD" office:value="169794.516046032">
            <text:p>$169,794.52</text:p>
          </table:table-cell>
          <table:table-cell table:formula="of:=[.C225]*[.$C$8]/12" office:value-type="currency" office:currency="USD" office:value="707.477150191798">
            <text:p>$707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25]+[.D225]-[.E225]" office:value-type="currency" office:currency="USD" office:value="168998.883196223">
            <text:p>$168,998.88</text:p>
          </table:table-cell>
          <table:table-cell table:formula="of:=[.C226]*[.$C$8]/12" office:value-type="currency" office:currency="USD" office:value="704.162013317597">
            <text:p>$704.1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26]+[.D226]-[.E226]" office:value-type="currency" office:currency="USD" office:value="168199.935209541">
            <text:p>$168,199.94</text:p>
          </table:table-cell>
          <table:table-cell table:formula="of:=[.C227]*[.$C$8]/12" office:value-type="currency" office:currency="USD" office:value="700.833063373087">
            <text:p>$70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27]+[.D227]-[.E227]" office:value-type="currency" office:currency="USD" office:value="167397.658272914">
            <text:p>$167,397.66</text:p>
          </table:table-cell>
          <table:table-cell table:formula="of:=[.C228]*[.$C$8]/12" office:value-type="currency" office:currency="USD" office:value="697.490242803809">
            <text:p>$69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8]+[.D228]-[.E228]" office:value-type="currency" office:currency="USD" office:value="166592.038515718">
            <text:p>$166,592.04</text:p>
          </table:table-cell>
          <table:table-cell table:formula="of:=[.C229]*[.$C$8]/12" office:value-type="currency" office:currency="USD" office:value="694.133493815491">
            <text:p>$69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9]+[.D229]-[.E229]" office:value-type="currency" office:currency="USD" office:value="165783.062009533">
            <text:p>$165,783.06</text:p>
          </table:table-cell>
          <table:table-cell table:formula="of:=[.C230]*[.$C$8]/12" office:value-type="currency" office:currency="USD" office:value="690.762758373056">
            <text:p>$690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30]+[.D230]-[.E230]" office:value-type="currency" office:currency="USD" office:value="164970.714767906">
            <text:p>$164,970.71</text:p>
          </table:table-cell>
          <table:table-cell table:formula="of:=[.C231]*[.$C$8]/12" office:value-type="currency" office:currency="USD" office:value="687.37797819961">
            <text:p>$687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31]+[.D231]-[.E231]" office:value-type="currency" office:currency="USD" office:value="164154.982746106">
            <text:p>$164,154.98</text:p>
          </table:table-cell>
          <table:table-cell table:formula="of:=[.C232]*[.$C$8]/12" office:value-type="currency" office:currency="USD" office:value="683.979094775442">
            <text:p>$68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32]+[.D232]-[.E232]" office:value-type="currency" office:currency="USD" office:value="163335.851840882">
            <text:p>$163,335.85</text:p>
          </table:table-cell>
          <table:table-cell table:formula="of:=[.C233]*[.$C$8]/12" office:value-type="currency" office:currency="USD" office:value="680.566049337006">
            <text:p>$6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33]+[.D233]-[.E233]" office:value-type="currency" office:currency="USD" office:value="162513.307890219">
            <text:p>$162,513.31</text:p>
          </table:table-cell>
          <table:table-cell table:formula="of:=[.C234]*[.$C$8]/12" office:value-type="currency" office:currency="USD" office:value="677.138782875911">
            <text:p>$677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34]+[.D234]-[.E234]" office:value-type="currency" office:currency="USD" office:value="161687.336673094">
            <text:p>$161,687.34</text:p>
          </table:table-cell>
          <table:table-cell table:formula="of:=[.C235]*[.$C$8]/12" office:value-type="currency" office:currency="USD" office:value="673.697236137894">
            <text:p>$67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35]+[.D235]-[.E235]" office:value-type="currency" office:currency="USD" office:value="160857.923909232">
            <text:p>$160,857.92</text:p>
          </table:table-cell>
          <table:table-cell table:formula="of:=[.C236]*[.$C$8]/12" office:value-type="currency" office:currency="USD" office:value="670.241349621802">
            <text:p>$67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36]+[.D236]-[.E236]" office:value-type="currency" office:currency="USD" office:value="160025.055258854">
            <text:p>$160,025.06</text:p>
          </table:table-cell>
          <table:table-cell table:formula="of:=[.C237]*[.$C$8]/12" office:value-type="currency" office:currency="USD" office:value="666.771063578559">
            <text:p>$666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37]+[.D237]-[.E237]" office:value-type="currency" office:currency="USD" office:value="159188.716322433">
            <text:p>$159,188.72</text:p>
          </table:table-cell>
          <table:table-cell table:formula="of:=[.C238]*[.$C$8]/12" office:value-type="currency" office:currency="USD" office:value="663.286318010137">
            <text:p>$663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8]+[.D238]-[.E238]" office:value-type="currency" office:currency="USD" office:value="158348.892640443">
            <text:p>$158,348.89</text:p>
          </table:table-cell>
          <table:table-cell table:formula="of:=[.C239]*[.$C$8]/12" office:value-type="currency" office:currency="USD" office:value="659.787052668512">
            <text:p>$65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9]+[.D239]-[.E239]" office:value-type="currency" office:currency="USD" office:value="157505.569693111">
            <text:p>$157,505.57</text:p>
          </table:table-cell>
          <table:table-cell table:formula="of:=[.C240]*[.$C$8]/12" office:value-type="currency" office:currency="USD" office:value="656.273207054631">
            <text:p>$656.2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40]+[.D240]-[.E240]" office:value-type="currency" office:currency="USD" office:value="156658.732900166">
            <text:p>$156,658.73</text:p>
          </table:table-cell>
          <table:table-cell table:formula="of:=[.C241]*[.$C$8]/12" office:value-type="currency" office:currency="USD" office:value="652.744720417359">
            <text:p>$652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41]+[.D241]-[.E241]" office:value-type="currency" office:currency="USD" office:value="155808.367620583">
            <text:p>$155,808.37</text:p>
          </table:table-cell>
          <table:table-cell table:formula="of:=[.C242]*[.$C$8]/12" office:value-type="currency" office:currency="USD" office:value="649.201531752431">
            <text:p>$649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42]+[.D242]-[.E242]" office:value-type="currency" office:currency="USD" office:value="154954.459152336">
            <text:p>$154,954.46</text:p>
          </table:table-cell>
          <table:table-cell table:formula="of:=[.C243]*[.$C$8]/12" office:value-type="currency" office:currency="USD" office:value="645.6435798014">
            <text:p>$645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43]+[.D243]-[.E243]" office:value-type="currency" office:currency="USD" office:value="154096.992732137">
            <text:p>$154,096.99</text:p>
          </table:table-cell>
          <table:table-cell table:formula="of:=[.C244]*[.$C$8]/12" office:value-type="currency" office:currency="USD" office:value="642.070803050572">
            <text:p>$64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44]+[.D244]-[.E244]" office:value-type="currency" office:currency="USD" office:value="153235.953535188">
            <text:p>$153,235.95</text:p>
          </table:table-cell>
          <table:table-cell table:formula="of:=[.C245]*[.$C$8]/12" office:value-type="currency" office:currency="USD" office:value="638.48313972995">
            <text:p>$638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45]+[.D245]-[.E245]" office:value-type="currency" office:currency="USD" office:value="152371.326674918">
            <text:p>$152,371.33</text:p>
          </table:table-cell>
          <table:table-cell table:formula="of:=[.C246]*[.$C$8]/12" office:value-type="currency" office:currency="USD" office:value="634.880527812158">
            <text:p>$63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46]+[.D246]-[.E246]" office:value-type="currency" office:currency="USD" office:value="151503.09720273">
            <text:p>$151,503.10</text:p>
          </table:table-cell>
          <table:table-cell table:formula="of:=[.C247]*[.$C$8]/12" office:value-type="currency" office:currency="USD" office:value="631.262905011375">
            <text:p>$631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47]+[.D247]-[.E247]" office:value-type="currency" office:currency="USD" office:value="150631.250107741">
            <text:p>$150,631.25</text:p>
          </table:table-cell>
          <table:table-cell table:formula="of:=[.C248]*[.$C$8]/12" office:value-type="currency" office:currency="USD" office:value="627.630208782256">
            <text:p>$627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8]+[.D248]-[.E248]" office:value-type="currency" office:currency="USD" office:value="149755.770316524">
            <text:p>$149,755.77</text:p>
          </table:table-cell>
          <table:table-cell table:formula="of:=[.C249]*[.$C$8]/12" office:value-type="currency" office:currency="USD" office:value="623.982376318849">
            <text:p>$62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9]+[.D249]-[.E249]" office:value-type="currency" office:currency="USD" office:value="148876.642692843">
            <text:p>$148,876.64</text:p>
          </table:table-cell>
          <table:table-cell table:formula="of:=[.C250]*[.$C$8]/12" office:value-type="currency" office:currency="USD" office:value="620.319344553511">
            <text:p>$62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50]+[.D250]-[.E250]" office:value-type="currency" office:currency="USD" office:value="147993.852037396">
            <text:p>$147,993.85</text:p>
          </table:table-cell>
          <table:table-cell table:formula="of:=[.C251]*[.$C$8]/12" office:value-type="currency" office:currency="USD" office:value="616.641050155817">
            <text:p>$616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51]+[.D251]-[.E251]" office:value-type="currency" office:currency="USD" office:value="147107.383087552">
            <text:p>$147,107.38</text:p>
          </table:table-cell>
          <table:table-cell table:formula="of:=[.C252]*[.$C$8]/12" office:value-type="currency" office:currency="USD" office:value="612.947429531466">
            <text:p>$612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52]+[.D252]-[.E252]" office:value-type="currency" office:currency="USD" office:value="146217.220517083">
            <text:p>$146,217.22</text:p>
          </table:table-cell>
          <table:table-cell table:formula="of:=[.C253]*[.$C$8]/12" office:value-type="currency" office:currency="USD" office:value="609.238418821181">
            <text:p>$60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53]+[.D253]-[.E253]" office:value-type="currency" office:currency="USD" office:value="145323.348935905">
            <text:p>$145,323.35</text:p>
          </table:table-cell>
          <table:table-cell table:formula="of:=[.C254]*[.$C$8]/12" office:value-type="currency" office:currency="USD" office:value="605.513953899602">
            <text:p>$605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54]+[.D254]-[.E254]" office:value-type="currency" office:currency="USD" office:value="144425.752889804">
            <text:p>$144,425.75</text:p>
          </table:table-cell>
          <table:table-cell table:formula="of:=[.C255]*[.$C$8]/12" office:value-type="currency" office:currency="USD" office:value="601.773970374184">
            <text:p>$601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55]+[.D255]-[.E255]" office:value-type="currency" office:currency="USD" office:value="143524.416860178">
            <text:p>$143,524.42</text:p>
          </table:table-cell>
          <table:table-cell table:formula="of:=[.C256]*[.$C$8]/12" office:value-type="currency" office:currency="USD" office:value="598.018403584077">
            <text:p>$59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56]+[.D256]-[.E256]" office:value-type="currency" office:currency="USD" office:value="142619.325263762">
            <text:p>$142,619.33</text:p>
          </table:table-cell>
          <table:table-cell table:formula="of:=[.C257]*[.$C$8]/12" office:value-type="currency" office:currency="USD" office:value="594.247188599011">
            <text:p>$594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57]+[.D257]-[.E257]" office:value-type="currency" office:currency="USD" office:value="141710.462452362">
            <text:p>$141,710.46</text:p>
          </table:table-cell>
          <table:table-cell table:formula="of:=[.C258]*[.$C$8]/12" office:value-type="currency" office:currency="USD" office:value="590.460260218173">
            <text:p>$590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8]+[.D258]-[.E258]" office:value-type="currency" office:currency="USD" office:value="140797.81271258">
            <text:p>$140,797.81</text:p>
          </table:table-cell>
          <table:table-cell table:formula="of:=[.C259]*[.$C$8]/12" office:value-type="currency" office:currency="USD" office:value="586.657552969082">
            <text:p>$586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9]+[.D259]-[.E259]" office:value-type="currency" office:currency="USD" office:value="139881.360265549">
            <text:p>$139,881.36</text:p>
          </table:table-cell>
          <table:table-cell table:formula="of:=[.C260]*[.$C$8]/12" office:value-type="currency" office:currency="USD" office:value="582.839001106454">
            <text:p>$582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60]+[.D260]-[.E260]" office:value-type="currency" office:currency="USD" office:value="138961.089266655">
            <text:p>$138,961.09</text:p>
          </table:table-cell>
          <table:table-cell table:formula="of:=[.C261]*[.$C$8]/12" office:value-type="currency" office:currency="USD" office:value="579.004538611064">
            <text:p>$579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61]+[.D261]-[.E261]" office:value-type="currency" office:currency="USD" office:value="138036.983805266">
            <text:p>$138,036.98</text:p>
          </table:table-cell>
          <table:table-cell table:formula="of:=[.C262]*[.$C$8]/12" office:value-type="currency" office:currency="USD" office:value="575.15409918861">
            <text:p>$575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62]+[.D262]-[.E262]" office:value-type="currency" office:currency="USD" office:value="137109.027904455">
            <text:p>$137,109.03</text:p>
          </table:table-cell>
          <table:table-cell table:formula="of:=[.C263]*[.$C$8]/12" office:value-type="currency" office:currency="USD" office:value="571.287616268562">
            <text:p>$571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63]+[.D263]-[.E263]" office:value-type="currency" office:currency="USD" office:value="136177.205520724">
            <text:p>$136,177.21</text:p>
          </table:table-cell>
          <table:table-cell table:formula="of:=[.C264]*[.$C$8]/12" office:value-type="currency" office:currency="USD" office:value="567.405023003015">
            <text:p>$567.4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64]+[.D264]-[.E264]" office:value-type="currency" office:currency="USD" office:value="135241.500543727">
            <text:p>$135,241.50</text:p>
          </table:table-cell>
          <table:table-cell table:formula="of:=[.C265]*[.$C$8]/12" office:value-type="currency" office:currency="USD" office:value="563.506252265528">
            <text:p>$56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65]+[.D265]-[.E265]" office:value-type="currency" office:currency="USD" office:value="134301.896795992">
            <text:p>$134,301.90</text:p>
          </table:table-cell>
          <table:table-cell table:formula="of:=[.C266]*[.$C$8]/12" office:value-type="currency" office:currency="USD" office:value="559.591236649967">
            <text:p>$5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66]+[.D266]-[.E266]" office:value-type="currency" office:currency="USD" office:value="133358.378032642">
            <text:p>$133,358.38</text:p>
          </table:table-cell>
          <table:table-cell table:formula="of:=[.C267]*[.$C$8]/12" office:value-type="currency" office:currency="USD" office:value="555.659908469342">
            <text:p>$555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67]+[.D267]-[.E267]" office:value-type="currency" office:currency="USD" office:value="132410.927941111">
            <text:p>$132,410.93</text:p>
          </table:table-cell>
          <table:table-cell table:formula="of:=[.C268]*[.$C$8]/12" office:value-type="currency" office:currency="USD" office:value="551.712199754631">
            <text:p>$551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8]+[.D268]-[.E268]" office:value-type="currency" office:currency="USD" office:value="131459.530140866">
            <text:p>$131,459.53</text:p>
          </table:table-cell>
          <table:table-cell table:formula="of:=[.C269]*[.$C$8]/12" office:value-type="currency" office:currency="USD" office:value="547.748042253609">
            <text:p>$547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9]+[.D269]-[.E269]" office:value-type="currency" office:currency="USD" office:value="130504.16818312">
            <text:p>$130,504.17</text:p>
          </table:table-cell>
          <table:table-cell table:formula="of:=[.C270]*[.$C$8]/12" office:value-type="currency" office:currency="USD" office:value="543.767367429666">
            <text:p>$543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70]+[.D270]-[.E270]" office:value-type="currency" office:currency="USD" office:value="129544.825550549">
            <text:p>$129,544.83</text:p>
          </table:table-cell>
          <table:table-cell table:formula="of:=[.C271]*[.$C$8]/12" office:value-type="currency" office:currency="USD" office:value="539.770106460623">
            <text:p>$539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71]+[.D271]-[.E271]" office:value-type="currency" office:currency="USD" office:value="128581.48565701">
            <text:p>$128,581.49</text:p>
          </table:table-cell>
          <table:table-cell table:formula="of:=[.C272]*[.$C$8]/12" office:value-type="currency" office:currency="USD" office:value="535.756190237542">
            <text:p>$535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72]+[.D272]-[.E272]" office:value-type="currency" office:currency="USD" office:value="127614.131847248">
            <text:p>$127,614.13</text:p>
          </table:table-cell>
          <table:table-cell table:formula="of:=[.C273]*[.$C$8]/12" office:value-type="currency" office:currency="USD" office:value="531.725549363532">
            <text:p>$531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73]+[.D273]-[.E273]" office:value-type="currency" office:currency="USD" office:value="126642.747396611">
            <text:p>$126,642.75</text:p>
          </table:table-cell>
          <table:table-cell table:formula="of:=[.C274]*[.$C$8]/12" office:value-type="currency" office:currency="USD" office:value="527.678114152546">
            <text:p>$527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74]+[.D274]-[.E274]" office:value-type="currency" office:currency="USD" office:value="125667.315510764">
            <text:p>$125,667.32</text:p>
          </table:table-cell>
          <table:table-cell table:formula="of:=[.C275]*[.$C$8]/12" office:value-type="currency" office:currency="USD" office:value="523.613814628182">
            <text:p>$523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75]+[.D275]-[.E275]" office:value-type="currency" office:currency="USD" office:value="124687.819325392">
            <text:p>$124,687.82</text:p>
          </table:table-cell>
          <table:table-cell table:formula="of:=[.C276]*[.$C$8]/12" office:value-type="currency" office:currency="USD" office:value="519.532580522466">
            <text:p>$51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76]+[.D276]-[.E276]" office:value-type="currency" office:currency="USD" office:value="123704.241905914">
            <text:p>$123,704.24</text:p>
          </table:table-cell>
          <table:table-cell table:formula="of:=[.C277]*[.$C$8]/12" office:value-type="currency" office:currency="USD" office:value="515.434341274643">
            <text:p>$515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77]+[.D277]-[.E277]" office:value-type="currency" office:currency="USD" office:value="122716.566247189">
            <text:p>$122,716.57</text:p>
          </table:table-cell>
          <table:table-cell table:formula="of:=[.C278]*[.$C$8]/12" office:value-type="currency" office:currency="USD" office:value="511.319026029954">
            <text:p>$511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8]+[.D278]-[.E278]" office:value-type="currency" office:currency="USD" office:value="121724.775273219">
            <text:p>$121,724.78</text:p>
          </table:table-cell>
          <table:table-cell table:formula="of:=[.C279]*[.$C$8]/12" office:value-type="currency" office:currency="USD" office:value="507.186563638412">
            <text:p>$50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9]+[.D279]-[.E279]" office:value-type="currency" office:currency="USD" office:value="120728.851836857">
            <text:p>$120,728.85</text:p>
          </table:table-cell>
          <table:table-cell table:formula="of:=[.C280]*[.$C$8]/12" office:value-type="currency" office:currency="USD" office:value="503.036882653572">
            <text:p>$50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80]+[.D280]-[.E280]" office:value-type="currency" office:currency="USD" office:value="119728.778719511">
            <text:p>$119,728.78</text:p>
          </table:table-cell>
          <table:table-cell table:formula="of:=[.C281]*[.$C$8]/12" office:value-type="currency" office:currency="USD" office:value="498.869911331295">
            <text:p>$498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81]+[.D281]-[.E281]" office:value-type="currency" office:currency="USD" office:value="118724.538630842">
            <text:p>$118,724.54</text:p>
          </table:table-cell>
          <table:table-cell table:formula="of:=[.C282]*[.$C$8]/12" office:value-type="currency" office:currency="USD" office:value="494.685577628509">
            <text:p>$494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82]+[.D282]-[.E282]" office:value-type="currency" office:currency="USD" office:value="117716.114208471">
            <text:p>$117,716.11</text:p>
          </table:table-cell>
          <table:table-cell table:formula="of:=[.C283]*[.$C$8]/12" office:value-type="currency" office:currency="USD" office:value="490.483809201961">
            <text:p>$490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83]+[.D283]-[.E283]" office:value-type="currency" office:currency="USD" office:value="116703.488017673">
            <text:p>$116,703.49</text:p>
          </table:table-cell>
          <table:table-cell table:formula="of:=[.C284]*[.$C$8]/12" office:value-type="currency" office:currency="USD" office:value="486.264533406969">
            <text:p>$486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84]+[.D284]-[.E284]" office:value-type="currency" office:currency="USD" office:value="115686.64255108">
            <text:p>$115,686.64</text:p>
          </table:table-cell>
          <table:table-cell table:formula="of:=[.C285]*[.$C$8]/12" office:value-type="currency" office:currency="USD" office:value="482.027677296165">
            <text:p>$48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85]+[.D285]-[.E285]" office:value-type="currency" office:currency="USD" office:value="114665.560228376">
            <text:p>$114,665.56</text:p>
          </table:table-cell>
          <table:table-cell table:formula="of:=[.C286]*[.$C$8]/12" office:value-type="currency" office:currency="USD" office:value="477.773167618232">
            <text:p>$477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86]+[.D286]-[.E286]" office:value-type="currency" office:currency="USD" office:value="113640.223395994">
            <text:p>$113,640.22</text:p>
          </table:table-cell>
          <table:table-cell table:formula="of:=[.C287]*[.$C$8]/12" office:value-type="currency" office:currency="USD" office:value="473.500930816642">
            <text:p>$473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87]+[.D287]-[.E287]" office:value-type="currency" office:currency="USD" office:value="112610.614326811">
            <text:p>$112,610.61</text:p>
          </table:table-cell>
          <table:table-cell table:formula="of:=[.C288]*[.$C$8]/12" office:value-type="currency" office:currency="USD" office:value="469.210893028378">
            <text:p>$469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8]+[.D288]-[.E288]" office:value-type="currency" office:currency="USD" office:value="111576.715219839">
            <text:p>$111,576.72</text:p>
          </table:table-cell>
          <table:table-cell table:formula="of:=[.C289]*[.$C$8]/12" office:value-type="currency" office:currency="USD" office:value="464.902980082663">
            <text:p>$464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9]+[.D289]-[.E289]" office:value-type="currency" office:currency="USD" office:value="110538.508199922">
            <text:p>$110,538.51</text:p>
          </table:table-cell>
          <table:table-cell table:formula="of:=[.C290]*[.$C$8]/12" office:value-type="currency" office:currency="USD" office:value="460.577117499674">
            <text:p>$460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90]+[.D290]-[.E290]" office:value-type="currency" office:currency="USD" office:value="109495.975317421">
            <text:p>$109,495.98</text:p>
          </table:table-cell>
          <table:table-cell table:formula="of:=[.C291]*[.$C$8]/12" office:value-type="currency" office:currency="USD" office:value="456.233230489256">
            <text:p>$456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91]+[.D291]-[.E291]" office:value-type="currency" office:currency="USD" office:value="108449.098547911">
            <text:p>$108,449.10</text:p>
          </table:table-cell>
          <table:table-cell table:formula="of:=[.C292]*[.$C$8]/12" office:value-type="currency" office:currency="USD" office:value="451.871243949628">
            <text:p>$451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92]+[.D292]-[.E292]" office:value-type="currency" office:currency="USD" office:value="107397.85979186">
            <text:p>$107,397.86</text:p>
          </table:table-cell>
          <table:table-cell table:formula="of:=[.C293]*[.$C$8]/12" office:value-type="currency" office:currency="USD" office:value="447.491082466084">
            <text:p>$44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93]+[.D293]-[.E293]" office:value-type="currency" office:currency="USD" office:value="106342.240874326">
            <text:p>$106,342.24</text:p>
          </table:table-cell>
          <table:table-cell table:formula="of:=[.C294]*[.$C$8]/12" office:value-type="currency" office:currency="USD" office:value="443.092670309693">
            <text:p>$4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94]+[.D294]-[.E294]" office:value-type="currency" office:currency="USD" office:value="105282.223544636">
            <text:p>$105,282.22</text:p>
          </table:table-cell>
          <table:table-cell table:formula="of:=[.C295]*[.$C$8]/12" office:value-type="currency" office:currency="USD" office:value="438.675931435984">
            <text:p>$438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95]+[.D295]-[.E295]" office:value-type="currency" office:currency="USD" office:value="104217.789476072">
            <text:p>$104,217.79</text:p>
          </table:table-cell>
          <table:table-cell table:formula="of:=[.C296]*[.$C$8]/12" office:value-type="currency" office:currency="USD" office:value="434.240789483633">
            <text:p>$434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96]+[.D296]-[.E296]" office:value-type="currency" office:currency="USD" office:value="103148.920265556">
            <text:p>$103,148.92</text:p>
          </table:table-cell>
          <table:table-cell table:formula="of:=[.C297]*[.$C$8]/12" office:value-type="currency" office:currency="USD" office:value="429.787167773149">
            <text:p>$42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97]+[.D297]-[.E297]" office:value-type="currency" office:currency="USD" office:value="102075.597433329">
            <text:p>$102,075.60</text:p>
          </table:table-cell>
          <table:table-cell table:formula="of:=[.C298]*[.$C$8]/12" office:value-type="currency" office:currency="USD" office:value="425.314989305537">
            <text:p>$425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8]+[.D298]-[.E298]" office:value-type="currency" office:currency="USD" office:value="100997.802422634">
            <text:p>$100,997.80</text:p>
          </table:table-cell>
          <table:table-cell table:formula="of:=[.C299]*[.$C$8]/12" office:value-type="currency" office:currency="USD" office:value="420.824176760976">
            <text:p>$420.8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9]+[.D299]-[.E299]" office:value-type="currency" office:currency="USD" office:value="99915.5165993953">
            <text:p>$99,915.52</text:p>
          </table:table-cell>
          <table:table-cell table:formula="of:=[.C300]*[.$C$8]/12" office:value-type="currency" office:currency="USD" office:value="416.31465249748">
            <text:p>$416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300]+[.D300]-[.E300]" office:value-type="currency" office:currency="USD" office:value="98828.7212518928">
            <text:p>$98,828.72</text:p>
          </table:table-cell>
          <table:table-cell table:formula="of:=[.C301]*[.$C$8]/12" office:value-type="currency" office:currency="USD" office:value="411.786338549553">
            <text:p>$411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301]+[.D301]-[.E301]" office:value-type="currency" office:currency="USD" office:value="97737.3975904423">
            <text:p>$97,737.40</text:p>
          </table:table-cell>
          <table:table-cell table:formula="of:=[.C302]*[.$C$8]/12" office:value-type="currency" office:currency="USD" office:value="407.239156626843">
            <text:p>$40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302]+[.D302]-[.E302]" office:value-type="currency" office:currency="USD" office:value="96641.5267470692">
            <text:p>$96,641.53</text:p>
          </table:table-cell>
          <table:table-cell table:formula="of:=[.C303]*[.$C$8]/12" office:value-type="currency" office:currency="USD" office:value="402.673028112788">
            <text:p>$402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303]+[.D303]-[.E303]" office:value-type="currency" office:currency="USD" office:value="95541.089775182">
            <text:p>$95,541.09</text:p>
          </table:table-cell>
          <table:table-cell table:formula="of:=[.C304]*[.$C$8]/12" office:value-type="currency" office:currency="USD" office:value="398.087874063258">
            <text:p>$39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304]+[.D304]-[.E304]" office:value-type="currency" office:currency="USD" office:value="94436.0676492452">
            <text:p>$94,436.07</text:p>
          </table:table-cell>
          <table:table-cell table:formula="of:=[.C305]*[.$C$8]/12" office:value-type="currency" office:currency="USD" office:value="393.483615205188">
            <text:p>$393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305]+[.D305]-[.E305]" office:value-type="currency" office:currency="USD" office:value="93326.4412644504">
            <text:p>$93,326.44</text:p>
          </table:table-cell>
          <table:table-cell table:formula="of:=[.C306]*[.$C$8]/12" office:value-type="currency" office:currency="USD" office:value="388.86017193521">
            <text:p>$388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306]+[.D306]-[.E306]" office:value-type="currency" office:currency="USD" office:value="92212.1914363856">
            <text:p>$92,212.19</text:p>
          </table:table-cell>
          <table:table-cell table:formula="of:=[.C307]*[.$C$8]/12" office:value-type="currency" office:currency="USD" office:value="384.217464318273">
            <text:p>$384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307]+[.D307]-[.E307]" office:value-type="currency" office:currency="USD" office:value="91093.2989007039">
            <text:p>$91,093.30</text:p>
          </table:table-cell>
          <table:table-cell table:formula="of:=[.C308]*[.$C$8]/12" office:value-type="currency" office:currency="USD" office:value="379.555412086266">
            <text:p>$379.5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8]+[.D308]-[.E308]" office:value-type="currency" office:currency="USD" office:value="89969.7443127902">
            <text:p>$89,969.74</text:p>
          </table:table-cell>
          <table:table-cell table:formula="of:=[.C309]*[.$C$8]/12" office:value-type="currency" office:currency="USD" office:value="374.873934636626">
            <text:p>$37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9]+[.D309]-[.E309]" office:value-type="currency" office:currency="USD" office:value="88841.5082474268">
            <text:p>$88,841.51</text:p>
          </table:table-cell>
          <table:table-cell table:formula="of:=[.C310]*[.$C$8]/12" office:value-type="currency" office:currency="USD" office:value="370.172951030945">
            <text:p>$370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10]+[.D310]-[.E310]" office:value-type="currency" office:currency="USD" office:value="87708.5711984577">
            <text:p>$87,708.57</text:p>
          </table:table-cell>
          <table:table-cell table:formula="of:=[.C311]*[.$C$8]/12" office:value-type="currency" office:currency="USD" office:value="365.452379993574">
            <text:p>$36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11]+[.D311]-[.E311]" office:value-type="currency" office:currency="USD" office:value="86570.9135784513">
            <text:p>$86,570.91</text:p>
          </table:table-cell>
          <table:table-cell table:formula="of:=[.C312]*[.$C$8]/12" office:value-type="currency" office:currency="USD" office:value="360.712139910214">
            <text:p>$36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12]+[.D312]-[.E312]" office:value-type="currency" office:currency="USD" office:value="85428.5157183615">
            <text:p>$85,428.52</text:p>
          </table:table-cell>
          <table:table-cell table:formula="of:=[.C313]*[.$C$8]/12" office:value-type="currency" office:currency="USD" office:value="355.952148826506">
            <text:p>$35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13]+[.D313]-[.E313]" office:value-type="currency" office:currency="USD" office:value="84281.357867188">
            <text:p>$84,281.36</text:p>
          </table:table-cell>
          <table:table-cell table:formula="of:=[.C314]*[.$C$8]/12" office:value-type="currency" office:currency="USD" office:value="351.172324446617">
            <text:p>$351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14]+[.D314]-[.E314]" office:value-type="currency" office:currency="USD" office:value="83129.4201916346">
            <text:p>$83,129.42</text:p>
          </table:table-cell>
          <table:table-cell table:formula="of:=[.C315]*[.$C$8]/12" office:value-type="currency" office:currency="USD" office:value="346.372584131811">
            <text:p>$346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15]+[.D315]-[.E315]" office:value-type="currency" office:currency="USD" office:value="81972.6827757664">
            <text:p>$81,972.68</text:p>
          </table:table-cell>
          <table:table-cell table:formula="of:=[.C316]*[.$C$8]/12" office:value-type="currency" office:currency="USD" office:value="341.552844899027">
            <text:p>$34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16]+[.D316]-[.E316]" office:value-type="currency" office:currency="USD" office:value="80811.1256206655">
            <text:p>$80,811.13</text:p>
          </table:table-cell>
          <table:table-cell table:formula="of:=[.C317]*[.$C$8]/12" office:value-type="currency" office:currency="USD" office:value="336.713023419439">
            <text:p>$33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17]+[.D317]-[.E317]" office:value-type="currency" office:currency="USD" office:value="79644.7286440849">
            <text:p>$79,644.73</text:p>
          </table:table-cell>
          <table:table-cell table:formula="of:=[.C318]*[.$C$8]/12" office:value-type="currency" office:currency="USD" office:value="331.85303601702">
            <text:p>$331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8]+[.D318]-[.E318]" office:value-type="currency" office:currency="USD" office:value="78473.4716801019">
            <text:p>$78,473.47</text:p>
          </table:table-cell>
          <table:table-cell table:formula="of:=[.C319]*[.$C$8]/12" office:value-type="currency" office:currency="USD" office:value="326.972798667091">
            <text:p>$326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9]+[.D319]-[.E319]" office:value-type="currency" office:currency="USD" office:value="77297.334478769">
            <text:p>$77,297.33</text:p>
          </table:table-cell>
          <table:table-cell table:formula="of:=[.C320]*[.$C$8]/12" office:value-type="currency" office:currency="USD" office:value="322.072226994871">
            <text:p>$32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20]+[.D320]-[.E320]" office:value-type="currency" office:currency="USD" office:value="76116.2967057639">
            <text:p>$76,116.30</text:p>
          </table:table-cell>
          <table:table-cell table:formula="of:=[.C321]*[.$C$8]/12" office:value-type="currency" office:currency="USD" office:value="317.151236274016">
            <text:p>$317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21]+[.D321]-[.E321]" office:value-type="currency" office:currency="USD" office:value="74930.3379420379">
            <text:p>$74,930.34</text:p>
          </table:table-cell>
          <table:table-cell table:formula="of:=[.C322]*[.$C$8]/12" office:value-type="currency" office:currency="USD" office:value="312.209741425158">
            <text:p>$312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22]+[.D322]-[.E322]" office:value-type="currency" office:currency="USD" office:value="73739.4376834631">
            <text:p>$73,739.44</text:p>
          </table:table-cell>
          <table:table-cell table:formula="of:=[.C323]*[.$C$8]/12" office:value-type="currency" office:currency="USD" office:value="307.247657014429">
            <text:p>$307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23]+[.D323]-[.E323]" office:value-type="currency" office:currency="USD" office:value="72543.5753404775">
            <text:p>$72,543.58</text:p>
          </table:table-cell>
          <table:table-cell table:formula="of:=[.C324]*[.$C$8]/12" office:value-type="currency" office:currency="USD" office:value="302.26489725199">
            <text:p>$30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24]+[.D324]-[.E324]" office:value-type="currency" office:currency="USD" office:value="71342.7302377295">
            <text:p>$71,342.73</text:p>
          </table:table-cell>
          <table:table-cell table:formula="of:=[.C325]*[.$C$8]/12" office:value-type="currency" office:currency="USD" office:value="297.26137599054">
            <text:p>$297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25]+[.D325]-[.E325]" office:value-type="currency" office:currency="USD" office:value="70136.88161372">
            <text:p>$70,136.88</text:p>
          </table:table-cell>
          <table:table-cell table:formula="of:=[.C326]*[.$C$8]/12" office:value-type="currency" office:currency="USD" office:value="292.237006723833">
            <text:p>$292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26]+[.D326]-[.E326]" office:value-type="currency" office:currency="USD" office:value="68926.0086204439">
            <text:p>$68,926.01</text:p>
          </table:table-cell>
          <table:table-cell table:formula="of:=[.C327]*[.$C$8]/12" office:value-type="currency" office:currency="USD" office:value="287.191702585183">
            <text:p>$2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27]+[.D327]-[.E327]" office:value-type="currency" office:currency="USD" office:value="67710.0903230291">
            <text:p>$67,710.09</text:p>
          </table:table-cell>
          <table:table-cell table:formula="of:=[.C328]*[.$C$8]/12" office:value-type="currency" office:currency="USD" office:value="282.125376345954">
            <text:p>$282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8]+[.D328]-[.E328]" office:value-type="currency" office:currency="USD" office:value="66489.105699375">
            <text:p>$66,489.11</text:p>
          </table:table-cell>
          <table:table-cell table:formula="of:=[.C329]*[.$C$8]/12" office:value-type="currency" office:currency="USD" office:value="277.037940414063">
            <text:p>$277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9]+[.D329]-[.E329]" office:value-type="currency" office:currency="USD" office:value="65263.0336397891">
            <text:p>$65,263.03</text:p>
          </table:table-cell>
          <table:table-cell table:formula="of:=[.C330]*[.$C$8]/12" office:value-type="currency" office:currency="USD" office:value="271.929306832454">
            <text:p>$27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30]+[.D330]-[.E330]" office:value-type="currency" office:currency="USD" office:value="64031.8529466215">
            <text:p>$64,031.85</text:p>
          </table:table-cell>
          <table:table-cell table:formula="of:=[.C331]*[.$C$8]/12" office:value-type="currency" office:currency="USD" office:value="266.79938727759">
            <text:p>$26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31]+[.D331]-[.E331]" office:value-type="currency" office:currency="USD" office:value="62795.5423338991">
            <text:p>$62,795.54</text:p>
          </table:table-cell>
          <table:table-cell table:formula="of:=[.C332]*[.$C$8]/12" office:value-type="currency" office:currency="USD" office:value="261.648093057913">
            <text:p>$261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32]+[.D332]-[.E332]" office:value-type="currency" office:currency="USD" office:value="61554.080426957">
            <text:p>$61,554.08</text:p>
          </table:table-cell>
          <table:table-cell table:formula="of:=[.C333]*[.$C$8]/12" office:value-type="currency" office:currency="USD" office:value="256.475335112321">
            <text:p>$256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33]+[.D333]-[.E333]" office:value-type="currency" office:currency="USD" office:value="60307.4457620694">
            <text:p>$60,307.45</text:p>
          </table:table-cell>
          <table:table-cell table:formula="of:=[.C334]*[.$C$8]/12" office:value-type="currency" office:currency="USD" office:value="251.281024008622">
            <text:p>$2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34]+[.D334]-[.E334]" office:value-type="currency" office:currency="USD" office:value="59055.616786078">
            <text:p>$59,055.62</text:p>
          </table:table-cell>
          <table:table-cell table:formula="of:=[.C335]*[.$C$8]/12" office:value-type="currency" office:currency="USD" office:value="246.065069941992">
            <text:p>$246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35]+[.D335]-[.E335]" office:value-type="currency" office:currency="USD" office:value="57798.57185602">
            <text:p>$57,798.57</text:p>
          </table:table-cell>
          <table:table-cell table:formula="of:=[.C336]*[.$C$8]/12" office:value-type="currency" office:currency="USD" office:value="240.827382733417">
            <text:p>$24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36]+[.D336]-[.E336]" office:value-type="currency" office:currency="USD" office:value="56536.2892387534">
            <text:p>$56,536.29</text:p>
          </table:table-cell>
          <table:table-cell table:formula="of:=[.C337]*[.$C$8]/12" office:value-type="currency" office:currency="USD" office:value="235.567871828139">
            <text:p>$235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37]+[.D337]-[.E337]" office:value-type="currency" office:currency="USD" office:value="55268.7471105815">
            <text:p>$55,268.75</text:p>
          </table:table-cell>
          <table:table-cell table:formula="of:=[.C338]*[.$C$8]/12" office:value-type="currency" office:currency="USD" office:value="230.28644629409">
            <text:p>$230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8]+[.D338]-[.E338]" office:value-type="currency" office:currency="USD" office:value="53995.9235568756">
            <text:p>$53,995.92</text:p>
          </table:table-cell>
          <table:table-cell table:formula="of:=[.C339]*[.$C$8]/12" office:value-type="currency" office:currency="USD" office:value="224.983014820315">
            <text:p>$224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9]+[.D339]-[.E339]" office:value-type="currency" office:currency="USD" office:value="52717.796571696">
            <text:p>$52,717.80</text:p>
          </table:table-cell>
          <table:table-cell table:formula="of:=[.C340]*[.$C$8]/12" office:value-type="currency" office:currency="USD" office:value="219.6574857154">
            <text:p>$219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40]+[.D340]-[.E340]" office:value-type="currency" office:currency="USD" office:value="51434.3440574113">
            <text:p>$51,434.34</text:p>
          </table:table-cell>
          <table:table-cell table:formula="of:=[.C341]*[.$C$8]/12" office:value-type="currency" office:currency="USD" office:value="214.309766905881">
            <text:p>$214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41]+[.D341]-[.E341]" office:value-type="currency" office:currency="USD" office:value="50145.5438243172">
            <text:p>$50,145.54</text:p>
          </table:table-cell>
          <table:table-cell table:formula="of:=[.C342]*[.$C$8]/12" office:value-type="currency" office:currency="USD" office:value="208.939765934655">
            <text:p>$20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42]+[.D342]-[.E342]" office:value-type="currency" office:currency="USD" office:value="48851.3735902519">
            <text:p>$48,851.37</text:p>
          </table:table-cell>
          <table:table-cell table:formula="of:=[.C343]*[.$C$8]/12" office:value-type="currency" office:currency="USD" office:value="203.547389959383">
            <text:p>$20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43]+[.D343]-[.E343]" office:value-type="currency" office:currency="USD" office:value="47551.8109802113">
            <text:p>$47,551.81</text:p>
          </table:table-cell>
          <table:table-cell table:formula="of:=[.C344]*[.$C$8]/12" office:value-type="currency" office:currency="USD" office:value="198.13254575088">
            <text:p>$198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44]+[.D344]-[.E344]" office:value-type="currency" office:currency="USD" office:value="46246.8335259621">
            <text:p>$46,246.83</text:p>
          </table:table-cell>
          <table:table-cell table:formula="of:=[.C345]*[.$C$8]/12" office:value-type="currency" office:currency="USD" office:value="192.695139691509">
            <text:p>$192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45]+[.D345]-[.E345]" office:value-type="currency" office:currency="USD" office:value="44936.4186656536">
            <text:p>$44,936.42</text:p>
          </table:table-cell>
          <table:table-cell table:formula="of:=[.C346]*[.$C$8]/12" office:value-type="currency" office:currency="USD" office:value="187.235077773557">
            <text:p>$18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46]+[.D346]-[.E346]" office:value-type="currency" office:currency="USD" office:value="43620.5437434272">
            <text:p>$43,620.54</text:p>
          </table:table-cell>
          <table:table-cell table:formula="of:=[.C347]*[.$C$8]/12" office:value-type="currency" office:currency="USD" office:value="181.752265597613">
            <text:p>$181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47]+[.D347]-[.E347]" office:value-type="currency" office:currency="USD" office:value="42299.1860090248">
            <text:p>$42,299.19</text:p>
          </table:table-cell>
          <table:table-cell table:formula="of:=[.C348]*[.$C$8]/12" office:value-type="currency" office:currency="USD" office:value="176.246608370937">
            <text:p>$176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8]+[.D348]-[.E348]" office:value-type="currency" office:currency="USD" office:value="40972.3226173958">
            <text:p>$40,972.32</text:p>
          </table:table-cell>
          <table:table-cell table:formula="of:=[.C349]*[.$C$8]/12" office:value-type="currency" office:currency="USD" office:value="170.718010905816">
            <text:p>$170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9]+[.D349]-[.E349]" office:value-type="currency" office:currency="USD" office:value="39639.9306283016">
            <text:p>$39,639.93</text:p>
          </table:table-cell>
          <table:table-cell table:formula="of:=[.C350]*[.$C$8]/12" office:value-type="currency" office:currency="USD" office:value="165.166377617923">
            <text:p>$165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50]+[.D350]-[.E350]" office:value-type="currency" office:currency="USD" office:value="38301.9870059195">
            <text:p>$38,301.99</text:p>
          </table:table-cell>
          <table:table-cell table:formula="of:=[.C351]*[.$C$8]/12" office:value-type="currency" office:currency="USD" office:value="159.591612524665">
            <text:p>$1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51]+[.D351]-[.E351]" office:value-type="currency" office:currency="USD" office:value="36958.4686184442">
            <text:p>$36,958.47</text:p>
          </table:table-cell>
          <table:table-cell table:formula="of:=[.C352]*[.$C$8]/12" office:value-type="currency" office:currency="USD" office:value="153.993619243517">
            <text:p>$153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52]+[.D352]-[.E352]" office:value-type="currency" office:currency="USD" office:value="35609.3522376877">
            <text:p>$35,609.35</text:p>
          </table:table-cell>
          <table:table-cell table:formula="of:=[.C353]*[.$C$8]/12" office:value-type="currency" office:currency="USD" office:value="148.372300990365">
            <text:p>$148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53]+[.D353]-[.E353]" office:value-type="currency" office:currency="USD" office:value="34254.614538678">
            <text:p>$34,254.61</text:p>
          </table:table-cell>
          <table:table-cell table:formula="of:=[.C354]*[.$C$8]/12" office:value-type="currency" office:currency="USD" office:value="142.727560577825">
            <text:p>$142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54]+[.D354]-[.E354]" office:value-type="currency" office:currency="USD" office:value="32894.2320992559">
            <text:p>$32,894.23</text:p>
          </table:table-cell>
          <table:table-cell table:formula="of:=[.C355]*[.$C$8]/12" office:value-type="currency" office:currency="USD" office:value="137.059300413566">
            <text:p>$137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55]+[.D355]-[.E355]" office:value-type="currency" office:currency="USD" office:value="31528.1813996694">
            <text:p>$31,528.18</text:p>
          </table:table-cell>
          <table:table-cell table:formula="of:=[.C356]*[.$C$8]/12" office:value-type="currency" office:currency="USD" office:value="131.367422498623">
            <text:p>$131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56]+[.D356]-[.E356]" office:value-type="currency" office:currency="USD" office:value="30156.4388221681">
            <text:p>$30,156.44</text:p>
          </table:table-cell>
          <table:table-cell table:formula="of:=[.C357]*[.$C$8]/12" office:value-type="currency" office:currency="USD" office:value="125.6518284257">
            <text:p>$125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57]+[.D357]-[.E357]" office:value-type="currency" office:currency="USD" office:value="28778.9806505938">
            <text:p>$28,778.98</text:p>
          </table:table-cell>
          <table:table-cell table:formula="of:=[.C358]*[.$C$8]/12" office:value-type="currency" office:currency="USD" office:value="119.912419377474">
            <text:p>$119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8]+[.D358]-[.E358]" office:value-type="currency" office:currency="USD" office:value="27395.7830699712">
            <text:p>$27,395.78</text:p>
          </table:table-cell>
          <table:table-cell table:formula="of:=[.C359]*[.$C$8]/12" office:value-type="currency" office:currency="USD" office:value="114.14909612488">
            <text:p>$114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9]+[.D359]-[.E359]" office:value-type="currency" office:currency="USD" office:value="26006.8221660961">
            <text:p>$26,006.82</text:p>
          </table:table-cell>
          <table:table-cell table:formula="of:=[.C360]*[.$C$8]/12" office:value-type="currency" office:currency="USD" office:value="108.3617590254">
            <text:p>$108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60]+[.D360]-[.E360]" office:value-type="currency" office:currency="USD" office:value="24612.0739251215">
            <text:p>$24,612.07</text:p>
          </table:table-cell>
          <table:table-cell table:formula="of:=[.C361]*[.$C$8]/12" office:value-type="currency" office:currency="USD" office:value="102.55030802134">
            <text:p>$102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61]+[.D361]-[.E361]" office:value-type="currency" office:currency="USD" office:value="23211.5142331428">
            <text:p>$23,211.51</text:p>
          </table:table-cell>
          <table:table-cell table:formula="of:=[.C362]*[.$C$8]/12" office:value-type="currency" office:currency="USD" office:value="96.7146426380952">
            <text:p>$9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62]+[.D362]-[.E362]" office:value-type="currency" office:currency="USD" office:value="21805.1188757809">
            <text:p>$21,805.12</text:p>
          </table:table-cell>
          <table:table-cell table:formula="of:=[.C363]*[.$C$8]/12" office:value-type="currency" office:currency="USD" office:value="90.8546619824206">
            <text:p>$90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63]+[.D363]-[.E363]" office:value-type="currency" office:currency="USD" office:value="20392.8635377634">
            <text:p>$20,392.86</text:p>
          </table:table-cell>
          <table:table-cell table:formula="of:=[.C364]*[.$C$8]/12" office:value-type="currency" office:currency="USD" office:value="84.9702647406807">
            <text:p>$8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64]+[.D364]-[.E364]" office:value-type="currency" office:currency="USD" office:value="18974.723802504">
            <text:p>$18,974.72</text:p>
          </table:table-cell>
          <table:table-cell table:formula="of:=[.C365]*[.$C$8]/12" office:value-type="currency" office:currency="USD" office:value="79.0613491771002">
            <text:p>$79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65]+[.D365]-[.E365]" office:value-type="currency" office:currency="USD" office:value="17550.6751516811">
            <text:p>$17,550.68</text:p>
          </table:table-cell>
          <table:table-cell table:formula="of:=[.C366]*[.$C$8]/12" office:value-type="currency" office:currency="USD" office:value="73.1278131320048">
            <text:p>$73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66]+[.D366]-[.E366]" office:value-type="currency" office:currency="USD" office:value="16120.6929648131">
            <text:p>$16,120.69</text:p>
          </table:table-cell>
          <table:table-cell table:formula="of:=[.C367]*[.$C$8]/12" office:value-type="currency" office:currency="USD" office:value="67.1695540200548">
            <text:p>$67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67]+[.D367]-[.E367]" office:value-type="currency" office:currency="USD" office:value="14684.7525188332">
            <text:p>$14,684.75</text:p>
          </table:table-cell>
          <table:table-cell table:formula="of:=[.C368]*[.$C$8]/12" office:value-type="currency" office:currency="USD" office:value="61.1864688284717">
            <text:p>$61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8]+[.D368]-[.E368]" office:value-type="currency" office:currency="USD" office:value="13242.8289876617">
            <text:p>$13,242.83</text:p>
          </table:table-cell>
          <table:table-cell table:formula="of:=[.C369]*[.$C$8]/12" office:value-type="currency" office:currency="USD" office:value="55.178454115257">
            <text:p>$55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9]+[.D369]-[.E369]" office:value-type="currency" office:currency="USD" office:value="11794.8974417769">
            <text:p>$11,794.90</text:p>
          </table:table-cell>
          <table:table-cell table:formula="of:=[.C370]*[.$C$8]/12" office:value-type="currency" office:currency="USD" office:value="49.1454060074039">
            <text:p>$49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70]+[.D370]-[.E370]" office:value-type="currency" office:currency="USD" office:value="10340.9328477843">
            <text:p>$10,340.93</text:p>
          </table:table-cell>
          <table:table-cell table:formula="of:=[.C371]*[.$C$8]/12" office:value-type="currency" office:currency="USD" office:value="43.0872201991014">
            <text:p>$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71]+[.D371]-[.E371]" office:value-type="currency" office:currency="USD" office:value="8880.91006798343">
            <text:p>$8,880.91</text:p>
          </table:table-cell>
          <table:table-cell table:formula="of:=[.C372]*[.$C$8]/12" office:value-type="currency" office:currency="USD" office:value="37.003791949931">
            <text:p>$37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72]+[.D372]-[.E372]" office:value-type="currency" office:currency="USD" office:value="7414.80385993336">
            <text:p>$7,414.80</text:p>
          </table:table-cell>
          <table:table-cell table:formula="of:=[.C373]*[.$C$8]/12" office:value-type="currency" office:currency="USD" office:value="30.8950160830557">
            <text:p>$30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73]+[.D373]-[.E373]" office:value-type="currency" office:currency="USD" office:value="5942.58887601642">
            <text:p>$5,942.59</text:p>
          </table:table-cell>
          <table:table-cell table:formula="of:=[.C374]*[.$C$8]/12" office:value-type="currency" office:currency="USD" office:value="24.7607869834017">
            <text:p>$24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74]+[.D374]-[.E374]" office:value-type="currency" office:currency="USD" office:value="4464.23966299982">
            <text:p>$4,464.24</text:p>
          </table:table-cell>
          <table:table-cell table:formula="of:=[.C375]*[.$C$8]/12" office:value-type="currency" office:currency="USD" office:value="18.6009985958326">
            <text:p>$18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75]+[.D375]-[.E375]" office:value-type="currency" office:currency="USD" office:value="2979.73066159565">
            <text:p>$2,979.73</text:p>
          </table:table-cell>
          <table:table-cell table:formula="of:=[.C376]*[.$C$8]/12" office:value-type="currency" office:currency="USD" office:value="12.4155444233152">
            <text:p>$12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76]+[.D376]-[.E376]" office:value-type="currency" office:currency="USD" office:value="1489.03620601897">
            <text:p>$1,489.04</text:p>
          </table:table-cell>
          <table:table-cell table:formula="of:=[.C377]*[.$C$8]/12" office:value-type="currency" office:currency="USD" office:value="6.20431752507904">
            <text:p>$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77]+[.D377]-[.E377]" office:value-type="currency" office:currency="USD" office:value="-7.86947645595251">
            <text:p>-$7.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Car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Car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0000">
            <text:p>$1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">
            <text:p>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10000">
            <text:p>$10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299.71">
            <text:p>$299.71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54]" office:value-type="currency" office:currency="USD" office:value="-0.0398753742180702">
            <text:p>-$0.04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299.670124625782">
            <text:p>$299.67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+[.C11]" office:value-type="currency" office:currency="USD" office:value="10789.5201246258">
            <text:p>$10,789.52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10789.5201246258">
            <text:p>$10,789.52</text:p>
          </table:table-cell>
          <table:table-cell table:style-name="ce1" office:value-type="string">
            <text:p><text:s/>= Total Paid for the Car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10000">
            <text:p>$10,000.00</text:p>
          </table:table-cell>
          <table:table-cell table:formula="of:=[.C18]*[.$C$8]/12" office:value-type="currency" office:currency="USD" office:value="41.6666666666667">
            <text:p>$41.67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9741.95666666667">
            <text:p>$9,741.96</text:p>
          </table:table-cell>
          <table:table-cell table:formula="of:=[.C19]*[.$C$8]/12" office:value-type="currency" office:currency="USD" office:value="40.5914861111111">
            <text:p>$40.59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9482.83815277778">
            <text:p>$9,482.84</text:p>
          </table:table-cell>
          <table:table-cell table:formula="of:=[.C20]*[.$C$8]/12" office:value-type="currency" office:currency="USD" office:value="39.5118256365741">
            <text:p>$39.5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9222.63997841436">
            <text:p>$9,222.64</text:p>
          </table:table-cell>
          <table:table-cell table:formula="of:=[.C21]*[.$C$8]/12" office:value-type="currency" office:currency="USD" office:value="38.4276665767265">
            <text:p>$38.43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8961.35764499108">
            <text:p>$8,961.36</text:p>
          </table:table-cell>
          <table:table-cell table:formula="of:=[.C22]*[.$C$8]/12" office:value-type="currency" office:currency="USD" office:value="37.3389901874628">
            <text:p>$37.34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8698.98663517855">
            <text:p>$8,698.99</text:p>
          </table:table-cell>
          <table:table-cell table:formula="of:=[.C23]*[.$C$8]/12" office:value-type="currency" office:currency="USD" office:value="36.2457776465773">
            <text:p>$36.25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8435.52241282512">
            <text:p>$8,435.52</text:p>
          </table:table-cell>
          <table:table-cell table:formula="of:=[.C24]*[.$C$8]/12" office:value-type="currency" office:currency="USD" office:value="35.148010053438">
            <text:p>$35.15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8170.96042287856">
            <text:p>$8,170.96</text:p>
          </table:table-cell>
          <table:table-cell table:formula="of:=[.C25]*[.$C$8]/12" office:value-type="currency" office:currency="USD" office:value="34.0456684286607">
            <text:p>$34.05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7905.29609130722">
            <text:p>$7,905.30</text:p>
          </table:table-cell>
          <table:table-cell table:formula="of:=[.C26]*[.$C$8]/12" office:value-type="currency" office:currency="USD" office:value="32.9387337137801">
            <text:p>$32.94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7638.524825021">
            <text:p>$7,638.52</text:p>
          </table:table-cell>
          <table:table-cell table:formula="of:=[.C27]*[.$C$8]/12" office:value-type="currency" office:currency="USD" office:value="31.8271867709208">
            <text:p>$31.83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7370.64201179192">
            <text:p>$7,370.64</text:p>
          </table:table-cell>
          <table:table-cell table:formula="of:=[.C28]*[.$C$8]/12" office:value-type="currency" office:currency="USD" office:value="30.7110083824664">
            <text:p>$30.7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7101.64302017439">
            <text:p>$7,101.64</text:p>
          </table:table-cell>
          <table:table-cell table:formula="of:=[.C29]*[.$C$8]/12" office:value-type="currency" office:currency="USD" office:value="29.5901792507266">
            <text:p>$29.59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6831.52319942512">
            <text:p>$6,831.52</text:p>
          </table:table-cell>
          <table:table-cell table:formula="of:=[.C30]*[.$C$8]/12" office:value-type="currency" office:currency="USD" office:value="28.4646799976047">
            <text:p>$28.46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6560.27787942272">
            <text:p>$6,560.28</text:p>
          </table:table-cell>
          <table:table-cell table:formula="of:=[.C31]*[.$C$8]/12" office:value-type="currency" office:currency="USD" office:value="27.3344911642613">
            <text:p>$27.33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6287.90237058698">
            <text:p>$6,287.90</text:p>
          </table:table-cell>
          <table:table-cell table:formula="of:=[.C32]*[.$C$8]/12" office:value-type="currency" office:currency="USD" office:value="26.1995932107791">
            <text:p>$26.20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6014.39196379776">
            <text:p>$6,014.39</text:p>
          </table:table-cell>
          <table:table-cell table:formula="of:=[.C33]*[.$C$8]/12" office:value-type="currency" office:currency="USD" office:value="25.059966515824">
            <text:p>$25.06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5739.74193031359">
            <text:p>$5,739.74</text:p>
          </table:table-cell>
          <table:table-cell table:formula="of:=[.C34]*[.$C$8]/12" office:value-type="currency" office:currency="USD" office:value="23.9155913763066">
            <text:p>$23.92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5463.94752168989">
            <text:p>$5,463.95</text:p>
          </table:table-cell>
          <table:table-cell table:formula="of:=[.C35]*[.$C$8]/12" office:value-type="currency" office:currency="USD" office:value="22.7664480070412">
            <text:p>$22.77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5187.00396969694">
            <text:p>$5,187.00</text:p>
          </table:table-cell>
          <table:table-cell table:formula="of:=[.C36]*[.$C$8]/12" office:value-type="currency" office:currency="USD" office:value="21.6125165404039">
            <text:p>$21.6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4908.90648623734">
            <text:p>$4,908.91</text:p>
          </table:table-cell>
          <table:table-cell table:formula="of:=[.C37]*[.$C$8]/12" office:value-type="currency" office:currency="USD" office:value="20.4537770259889">
            <text:p>$20.45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4629.65026326333">
            <text:p>$4,629.65</text:p>
          </table:table-cell>
          <table:table-cell table:formula="of:=[.C38]*[.$C$8]/12" office:value-type="currency" office:currency="USD" office:value="19.2902094302639">
            <text:p>$19.29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4349.23047269359">
            <text:p>$4,349.23</text:p>
          </table:table-cell>
          <table:table-cell table:formula="of:=[.C39]*[.$C$8]/12" office:value-type="currency" office:currency="USD" office:value="18.1217936362233">
            <text:p>$18.12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4067.64226632981">
            <text:p>$4,067.64</text:p>
          </table:table-cell>
          <table:table-cell table:formula="of:=[.C40]*[.$C$8]/12" office:value-type="currency" office:currency="USD" office:value="16.9485094430409">
            <text:p>$16.95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3784.88077577286">
            <text:p>$3,784.88</text:p>
          </table:table-cell>
          <table:table-cell table:formula="of:=[.C41]*[.$C$8]/12" office:value-type="currency" office:currency="USD" office:value="15.7703365657202">
            <text:p>$15.77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3500.94111233858">
            <text:p>$3,500.94</text:p>
          </table:table-cell>
          <table:table-cell table:formula="of:=[.C42]*[.$C$8]/12" office:value-type="currency" office:currency="USD" office:value="14.5872546347441">
            <text:p>$14.59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3215.81836697332">
            <text:p>$3,215.82</text:p>
          </table:table-cell>
          <table:table-cell table:formula="of:=[.C43]*[.$C$8]/12" office:value-type="currency" office:currency="USD" office:value="13.3992431957222">
            <text:p>$13.40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929.50761016904">
            <text:p>$2,929.51</text:p>
          </table:table-cell>
          <table:table-cell table:formula="of:=[.C44]*[.$C$8]/12" office:value-type="currency" office:currency="USD" office:value="12.2062817090377">
            <text:p>$12.2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642.00389187808">
            <text:p>$2,642.00</text:p>
          </table:table-cell>
          <table:table-cell table:formula="of:=[.C45]*[.$C$8]/12" office:value-type="currency" office:currency="USD" office:value="11.008349549492">
            <text:p>$11.0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2353.30224142757">
            <text:p>$2,353.30</text:p>
          </table:table-cell>
          <table:table-cell table:formula="of:=[.C46]*[.$C$8]/12" office:value-type="currency" office:currency="USD" office:value="9.80542600594822">
            <text:p>$9.81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2063.39766743352">
            <text:p>$2,063.40</text:p>
          </table:table-cell>
          <table:table-cell table:formula="of:=[.C47]*[.$C$8]/12" office:value-type="currency" office:currency="USD" office:value="8.597490280973">
            <text:p>$8.60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1772.28515771449">
            <text:p>$1,772.29</text:p>
          </table:table-cell>
          <table:table-cell table:formula="of:=[.C48]*[.$C$8]/12" office:value-type="currency" office:currency="USD" office:value="7.38452149047705">
            <text:p>$7.38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1479.95967920497">
            <text:p>$1,479.96</text:p>
          </table:table-cell>
          <table:table-cell table:formula="of:=[.C49]*[.$C$8]/12" office:value-type="currency" office:currency="USD" office:value="6.16649866335404">
            <text:p>$6.17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1186.41617786832">
            <text:p>$1,186.42</text:p>
          </table:table-cell>
          <table:table-cell table:formula="of:=[.C50]*[.$C$8]/12" office:value-type="currency" office:currency="USD" office:value="4.94340074111801">
            <text:p>$4.94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891.649578609442">
            <text:p>$891.65</text:p>
          </table:table-cell>
          <table:table-cell table:formula="of:=[.C51]*[.$C$8]/12" office:value-type="currency" office:currency="USD" office:value="3.71520657753934">
            <text:p>$3.72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595.654785186981">
            <text:p>$595.65</text:p>
          </table:table-cell>
          <table:table-cell table:formula="of:=[.C52]*[.$C$8]/12" office:value-type="currency" office:currency="USD" office:value="2.48189493827909">
            <text:p>$2.48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98.42668012526">
            <text:p>$298.43</text:p>
          </table:table-cell>
          <table:table-cell table:formula="of:=[.C53]*[.$C$8]/12" office:value-type="currency" office:currency="USD" office:value="1.24344450052192">
            <text:p>$1.24</text:p>
          </table:table-cell>
          <table:table-cell table:formula="of:=[.$C$9]" office:value-type="currency" office:currency="USD" office:value="299.71">
            <text:p>$299.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-0.0398753742180702">
            <text:p>-$0.04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1/16/2017</text:date>, <text:time>11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16T11:34:53.16</dc:date>
    <dc:creator>RCC RCCD</dc:creator>
    <meta:editing-duration>PT6H50M48S</meta:editing-duration>
    <meta:editing-cycles>13</meta:editing-cycles>
    <meta:document-statistic meta:table-count="3" meta:cell-count="1920" meta:object-count="0"/>
  </office:meta>
</office:document-meta>
</file>